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DejaVu Math TeX Gyre" fo:font-size="14pt" officeooo:rsid="000c90c5" officeooo:paragraph-rsid="000c90c5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DejaVu Math TeX Gyre" fo:font-size="14pt" officeooo:rsid="000c90c5" officeooo:paragraph-rsid="000ca0b3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Math TeX Gyre" fo:font-size="14pt" fo:font-weight="bold" officeooo:rsid="000c90c5" officeooo:paragraph-rsid="000c90c5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DejaVu Math TeX Gyre" fo:font-size="14pt" fo:font-weight="bold" officeooo:rsid="000d2626" officeooo:paragraph-rsid="000d262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DejaVu Math TeX Gyre" fo:font-size="14pt" fo:font-weight="bold" officeooo:rsid="003d8913" officeooo:paragraph-rsid="003d891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DejaVu Math TeX Gyre" fo:font-size="14pt" fo:font-style="normal" fo:font-weight="bold" officeooo:rsid="003d8913" officeooo:paragraph-rsid="003d891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DejaVu Math TeX Gyre" fo:font-size="14pt" fo:font-style="normal" fo:font-weight="bold" officeooo:rsid="001030e8" officeooo:paragraph-rsid="0041aa7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0">
      <style:paragraph-properties fo:line-height="115%" fo:text-align="justify" style:justify-single-word="false"/>
      <style:text-properties style:font-name="DejaVu Math TeX Gyre" fo:font-size="14pt" fo:font-style="normal" fo:font-weight="bold" officeooo:rsid="004f296c" officeooo:paragraph-rsid="0050ff7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8">
      <style:paragraph-properties fo:line-height="115%" fo:text-align="justify" style:justify-single-word="false"/>
      <style:text-properties style:font-name="DejaVu Math TeX Gyre" fo:font-size="14pt" fo:font-style="normal" fo:font-weight="bold" officeooo:rsid="004f296c" officeooo:paragraph-rsid="0050ff78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DejaVu Math TeX Gyre" fo:font-size="14pt" fo:font-style="normal" fo:font-weight="bold" officeooo:rsid="0063d045" officeooo:paragraph-rsid="0063d04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0d2626" officeooo:paragraph-rsid="000d262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144fe0" officeooo:paragraph-rsid="00158ba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DejaVu Math TeX Gyre" fo:font-size="12pt" fo:font-weight="normal" officeooo:rsid="000c90c5" officeooo:paragraph-rsid="000ca0b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0f03b3" officeooo:paragraph-rsid="000f03b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0f03b3" officeooo:paragraph-rsid="004931c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0f03b3" officeooo:paragraph-rsid="00144fe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1030e8" officeooo:paragraph-rsid="0043239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normal" officeooo:rsid="0020549b" officeooo:paragraph-rsid="00332c7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144fe0" officeooo:paragraph-rsid="00144fe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144fe0" officeooo:paragraph-rsid="004931c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7345b" officeooo:paragraph-rsid="002734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style:font-name="DejaVu Math TeX Gyre" fo:font-size="12pt" fo:font-style="normal" fo:font-weight="normal" officeooo:rsid="0027345b" officeooo:paragraph-rsid="006286d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c6f95" officeooo:paragraph-rsid="002fec7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55d7e" officeooo:paragraph-rsid="00332c7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0549b" officeooo:paragraph-rsid="00332c7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332c7a" officeooo:paragraph-rsid="00332c7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36994b" officeooo:paragraph-rsid="0036994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36994b" officeooo:paragraph-rsid="0050ff7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fec7a" officeooo:paragraph-rsid="00332c7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line-height="115%" fo:text-align="justify" style:justify-single-word="false"/>
      <style:text-properties style:font-name="DejaVu Math TeX Gyre" fo:font-size="12pt" fo:font-style="normal" fo:font-weight="normal" officeooo:rsid="0050ff78" officeooo:paragraph-rsid="0050ff7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3783e8" officeooo:paragraph-rsid="003783e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fo:font-weight="normal" officeooo:rsid="002fec7a" officeooo:paragraph-rsid="003a088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style:text-underline-style="none" fo:font-weight="normal" officeooo:rsid="0052b834" officeooo:paragraph-rsid="0052b83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style:text-underline-style="solid" style:text-underline-width="auto" style:text-underline-color="font-color" fo:font-weight="bold" officeooo:rsid="00332c7a" officeooo:paragraph-rsid="0020549b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normal" style:text-underline-style="solid" style:text-underline-width="auto" style:text-underline-color="font-color" fo:font-weight="bold" officeooo:rsid="00332c7a" officeooo:paragraph-rsid="00332c7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ize="12pt" fo:font-style="italic" style:text-underline-style="none" fo:font-weight="normal" officeooo:rsid="00172ae7" officeooo:paragraph-rsid="004931c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ize="12pt" fo:font-style="italic" style:text-underline-style="none" fo:font-weight="normal" officeooo:rsid="00172ae7" officeooo:paragraph-rsid="00172ae7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ize="12pt" fo:font-style="italic" style:text-underline-style="none" fo:font-weight="normal" officeooo:rsid="00172ae7" officeooo:paragraph-rsid="004b0a2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ize="12pt" fo:font-style="italic" style:text-underline-style="none" fo:font-weight="normal" officeooo:rsid="0018f655" officeooo:paragraph-rsid="0018f65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1030e8" officeooo:paragraph-rsid="001f0087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4">
      <style:paragraph-properties fo:line-height="115%" fo:text-align="justify" style:justify-single-word="false"/>
      <style:text-properties style:font-name="DejaVu Math TeX Gyre" fo:font-size="12pt" fo:font-style="italic" fo:font-weight="normal" officeooo:rsid="0027345b" officeooo:paragraph-rsid="006286d9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7345b" officeooo:paragraph-rsid="002b520f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0549b" officeooo:paragraph-rsid="0020549b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0549b" officeooo:paragraph-rsid="00332c7a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fec7a" officeooo:paragraph-rsid="00332c7a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fec7a" officeooo:paragraph-rsid="00395d0a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2fec7a" officeooo:paragraph-rsid="00432394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0f03b3" officeooo:paragraph-rsid="000f03b3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481dd" officeooo:paragraph-rsid="003783e8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481dd" officeooo:paragraph-rsid="003481dd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481dd" officeooo:paragraph-rsid="0036994b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481dd" officeooo:paragraph-rsid="006286d9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67d3f" officeooo:paragraph-rsid="003481dd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6994b" officeooo:paragraph-rsid="0036994b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6994b" officeooo:paragraph-rsid="003783e8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normal" officeooo:rsid="003783e8" officeooo:paragraph-rsid="00332c7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ize="12pt" fo:font-style="italic" fo:font-weight="normal" officeooo:rsid="001a1fca" officeooo:paragraph-rsid="003d8913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style:text-underline-style="solid" style:text-underline-width="auto" style:text-underline-color="font-color" fo:font-weight="normal" officeooo:rsid="006286d9" officeooo:paragraph-rsid="002b520f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DejaVu Math TeX Gyre" fo:font-size="12pt" fo:font-style="italic" fo:font-weight="bold" officeooo:rsid="0020549b" officeooo:paragraph-rsid="00432394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bold" officeooo:rsid="000d2626" officeooo:paragraph-rsid="000d2626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DejaVu Math TeX Gyre" fo:font-size="12pt" fo:font-weight="bold" officeooo:rsid="001030e8" officeooo:paragraph-rsid="003d8913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DejaVu Math TeX Gyre" fo:font-size="12pt" officeooo:rsid="000c90c5" officeooo:paragraph-rsid="000c90c5" style:font-size-asian="12pt" style:font-size-complex="12pt"/>
    </style:style>
    <style:style style:name="P64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normal" officeooo:rsid="00172ae7" officeooo:paragraph-rsid="00172ae7" style:font-size-asian="12pt" style:font-style-asian="normal" style:font-style-complex="normal"/>
    </style:style>
    <style:style style:name="P65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normal" fo:font-weight="normal" officeooo:rsid="0018f655" officeooo:paragraph-rsid="0018f655" style:font-size-asian="12pt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DejaVu Math TeX Gyre" fo:font-style="normal" fo:font-weight="normal" officeooo:rsid="0018f655" officeooo:paragraph-rsid="0018f655" style:font-size-asian="12pt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normal" fo:font-weight="normal" officeooo:rsid="001a1fca" officeooo:paragraph-rsid="001a1fca" style:font-size-asian="12pt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normal" fo:font-weight="normal" officeooo:rsid="004b0a2d" officeooo:paragraph-rsid="004c24a7" style:font-size-asian="12pt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normal" fo:font-weight="normal" officeooo:rsid="004c24a7" officeooo:paragraph-rsid="004c24a7" style:font-size-asian="12pt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DejaVu Math TeX Gyre" fo:font-size="11pt" fo:font-style="italic" fo:font-weight="normal" officeooo:rsid="00255d7e" officeooo:paragraph-rsid="00255d7e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DejaVu Math TeX Gyre" fo:font-size="11pt" fo:font-style="italic" fo:font-weight="normal" officeooo:rsid="003481dd" officeooo:paragraph-rsid="00367d3f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DejaVu Math TeX Gyre" fo:font-size="11pt" fo:font-style="italic" fo:font-weight="normal" officeooo:rsid="00367d3f" officeooo:paragraph-rsid="00367d3f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DejaVu Math TeX Gyre" fo:font-size="11pt" fo:font-style="italic" fo:font-weight="normal" officeooo:rsid="0020549b" officeooo:paragraph-rsid="00332c7a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>
      <style:paragraph-properties fo:line-height="115%" fo:text-align="justify" style:justify-single-word="false"/>
      <style:text-properties style:font-name="DejaVu Math TeX Gyre" fo:font-size="11pt" fo:font-style="italic" fo:font-weight="normal" officeooo:rsid="0020549b" officeooo:paragraph-rsid="006286d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>
      <style:paragraph-properties fo:line-height="115%" fo:text-align="center" style:justify-single-word="false"/>
      <style:text-properties style:font-name="DejaVu Math TeX Gyre" officeooo:rsid="000c90c5" officeooo:paragraph-rsid="000c90c5"/>
    </style:style>
    <style:style style:name="P76" style:family="paragraph" style:parent-style-name="Standard">
      <style:paragraph-properties fo:line-height="115%" fo:text-align="center" style:justify-single-word="false"/>
      <style:text-properties style:font-name="DejaVu Math TeX Gyre" fo:font-size="20pt" fo:font-weight="bold" officeooo:rsid="000c90c5" officeooo:paragraph-rsid="000c90c5" style:font-size-asian="20pt" style:font-weight-asian="bold" style:font-size-complex="20pt" style:font-weight-complex="bold"/>
    </style:style>
    <style:style style:name="P77" style:family="paragraph" style:parent-style-name="Standard">
      <style:paragraph-properties fo:line-height="115%" fo:text-align="center" style:justify-single-word="false"/>
      <style:text-properties style:font-name="DejaVu Math TeX Gyre" fo:font-size="18pt" fo:font-weight="bold" officeooo:rsid="000c90c5" officeooo:paragraph-rsid="000c90c5" style:font-size-asian="18pt" style:font-weight-asian="bold" style:font-size-complex="18pt" style:font-weight-complex="bold"/>
    </style:style>
    <style:style style:name="P78" style:family="paragraph" style:parent-style-name="Standard">
      <style:paragraph-properties fo:line-height="115%" fo:text-align="center" style:justify-single-word="false"/>
      <style:text-properties style:font-name="DejaVu Math TeX Gyre" fo:font-size="16pt" fo:font-weight="bold" officeooo:rsid="000c90c5" officeooo:paragraph-rsid="000c90c5" style:font-size-asian="16pt" style:font-weight-asian="bold" style:font-size-complex="16pt" style:font-weight-complex="bold"/>
    </style:style>
    <style:style style:name="P79" style:family="paragraph" style:parent-style-name="Standard" style:list-style-name="L1">
      <style:paragraph-properties fo:line-height="115%" fo:text-align="start" style:justify-single-word="false"/>
      <style:text-properties style:font-name="DejaVu Math TeX Gyre" fo:font-size="16pt" fo:font-weight="normal" officeooo:rsid="000d2626" officeooo:paragraph-rsid="000d2626" style:font-size-asian="16pt" style:font-weight-asian="normal" style:font-size-complex="16pt" style:font-weight-complex="normal"/>
    </style:style>
    <style:style style:name="P80" style:family="paragraph" style:parent-style-name="Standard" style:list-style-name="L1">
      <style:paragraph-properties fo:line-height="115%" fo:text-align="start" style:justify-single-word="false"/>
      <style:text-properties style:font-name="DejaVu Math TeX Gyre" fo:font-size="16pt" fo:font-weight="normal" officeooo:rsid="00144fe0" officeooo:paragraph-rsid="00144fe0" style:font-size-asian="16pt" style:font-weight-asian="normal" style:font-size-complex="16pt" style:font-weight-complex="normal"/>
    </style:style>
    <style:style style:name="P81" style:family="paragraph" style:parent-style-name="Standard" style:list-style-name="L1">
      <style:paragraph-properties fo:line-height="115%" fo:text-align="start" style:justify-single-word="false"/>
      <style:text-properties style:font-name="DejaVu Math TeX Gyre" fo:font-size="16pt" fo:font-weight="normal" officeooo:rsid="003783e8" officeooo:paragraph-rsid="003783e8" style:font-size-asian="16pt" style:font-weight-asian="normal" style:font-size-complex="16pt" style:font-weight-complex="normal"/>
    </style:style>
    <style:style style:name="P82" style:family="paragraph" style:parent-style-name="Standard" style:list-style-name="L1">
      <style:paragraph-properties fo:line-height="115%" fo:text-align="start" style:justify-single-word="false"/>
      <style:text-properties style:font-name="DejaVu Math TeX Gyre" fo:font-size="16pt" fo:font-weight="normal" officeooo:rsid="0041aa76" officeooo:paragraph-rsid="0041aa76" style:font-size-asian="16pt" style:font-weight-asian="normal" style:font-size-complex="16pt" style:font-weight-complex="normal"/>
    </style:style>
    <style:style style:name="P83" style:family="paragraph" style:parent-style-name="Standard" style:list-style-name="L1">
      <style:paragraph-properties fo:line-height="115%" fo:text-align="start" style:justify-single-word="false"/>
      <style:text-properties style:font-name="DejaVu Math TeX Gyre" fo:font-size="16pt" fo:font-weight="normal" officeooo:rsid="004f296c" officeooo:paragraph-rsid="004f296c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line-height="115%" fo:text-align="justify" style:justify-single-word="false"/>
      <style:text-properties style:font-name="DejaVu Math TeX Gyre" fo:font-size="13pt" fo:font-weight="bold" officeooo:rsid="000d2626" officeooo:paragraph-rsid="003d8913" style:font-size-asian="13pt" style:font-weight-asian="bold" style:font-size-complex="13pt" style:font-weight-complex="bold"/>
    </style:style>
    <style:style style:name="P85" style:family="paragraph" style:parent-style-name="Standard">
      <style:paragraph-properties fo:line-height="115%" fo:text-align="justify" style:justify-single-word="false"/>
      <style:text-properties style:font-name="DejaVu Math TeX Gyre" fo:font-size="13pt" fo:font-weight="bold" officeooo:rsid="00144fe0" officeooo:paragraph-rsid="00144fe0" style:font-size-asian="13pt" style:font-weight-asian="bold" style:font-size-complex="13pt" style:font-weight-complex="bold"/>
    </style:style>
    <style:style style:name="P86" style:family="paragraph" style:parent-style-name="Standard">
      <style:paragraph-properties fo:line-height="115%" fo:text-align="justify" style:justify-single-word="false"/>
      <style:text-properties style:font-name="DejaVu Math TeX Gyre" fo:font-size="13pt" fo:font-weight="bold" officeooo:rsid="001030e8" officeooo:paragraph-rsid="003d8913" style:font-size-asian="13pt" style:font-weight-asian="bold" style:font-size-complex="13pt" style:font-weight-complex="bold"/>
    </style:style>
    <style:style style:name="P87" style:family="paragraph" style:parent-style-name="Standard">
      <style:paragraph-properties fo:line-height="115%" fo:text-align="justify" style:justify-single-word="false"/>
      <style:text-properties style:font-name="DejaVu Math TeX Gyre" fo:font-size="13pt" fo:font-style="normal" fo:font-weight="bold" officeooo:rsid="001030e8" officeooo:paragraph-rsid="0041aa76" style:font-size-asian="13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paragraph-properties fo:line-height="115%" fo:text-align="justify" style:justify-single-word="false"/>
      <style:text-properties style:font-name="DejaVu Math TeX Gyre" fo:font-size="13pt" fo:font-style="normal" style:text-underline-style="none" fo:font-weight="bold" officeooo:rsid="001030e8" officeooo:paragraph-rsid="003d8913" style:font-size-asian="13pt" style:font-style-asian="normal" style:font-weight-asian="bold" style:font-size-complex="13pt" style:font-style-complex="normal" style:font-weight-complex="bold"/>
    </style:style>
    <style:style style:name="P89" style:family="paragraph" style:parent-style-name="Standard" style:list-style-name="L3">
      <style:paragraph-properties fo:line-height="115%" fo:text-align="justify" style:justify-single-word="false"/>
      <style:text-properties style:font-name="DejaVu Math TeX Gyre" fo:font-style="italic" fo:font-weight="normal" officeooo:rsid="0018f655" officeooo:paragraph-rsid="0018f655" style:font-size-asian="12pt" style:font-style-asian="italic" style:font-weight-asian="normal" style:font-style-complex="italic" style:font-weight-complex="normal"/>
    </style:style>
    <style:style style:name="P90" style:family="paragraph" style:parent-style-name="Standard" style:list-style-name="L3">
      <style:paragraph-properties fo:line-height="115%" fo:text-align="justify" style:justify-single-word="false"/>
      <style:text-properties fo:font-style="italic" officeooo:rsid="00160478" officeooo:paragraph-rsid="004931c5" style:font-style-asian="italic" style:font-style-complex="italic"/>
    </style:style>
    <style:style style:name="P91" style:family="paragraph" style:parent-style-name="Standard" style:list-style-name="L3">
      <style:paragraph-properties fo:line-height="115%" fo:text-align="justify" style:justify-single-word="false"/>
      <style:text-properties fo:font-style="italic" officeooo:rsid="00172ae7" officeooo:paragraph-rsid="00172ae7" style:font-style-asian="italic" style:font-style-complex="italic"/>
    </style:style>
    <style:style style:name="P92" style:family="paragraph" style:parent-style-name="Standard" style:list-style-name="L3">
      <style:paragraph-properties fo:line-height="115%" fo:text-align="justify" style:justify-single-word="false"/>
      <style:text-properties fo:font-style="italic" officeooo:rsid="004931c5" officeooo:paragraph-rsid="004931c5" style:font-style-asian="italic" style:font-style-complex="italic"/>
    </style:style>
    <style:style style:name="P93" style:family="paragraph" style:parent-style-name="Standard" style:list-style-name="L3">
      <style:paragraph-properties fo:line-height="115%" fo:text-align="justify" style:justify-single-word="false"/>
      <style:text-properties fo:font-style="normal" officeooo:rsid="00172ae7" officeooo:paragraph-rsid="004b0a2d" style:font-style-asian="normal" style:font-style-complex="normal"/>
    </style:style>
    <style:style style:name="P94" style:family="paragraph" style:parent-style-name="Standard">
      <style:paragraph-properties fo:line-height="115%" fo:text-align="justify" style:justify-single-word="false"/>
      <style:text-properties fo:font-style="normal" officeooo:paragraph-rsid="004931c5" style:font-style-asian="normal" style:font-style-complex="normal"/>
    </style:style>
    <style:style style:name="P95" style:family="paragraph" style:parent-style-name="Standard" style:list-style-name="L3">
      <style:paragraph-properties fo:line-height="115%" fo:text-align="justify" style:justify-single-word="false"/>
      <style:text-properties fo:font-style="normal" officeooo:rsid="0018f655" officeooo:paragraph-rsid="0018f655" style:font-style-asian="normal" style:font-style-complex="normal"/>
    </style:style>
    <style:style style:name="P96" style:family="paragraph" style:parent-style-name="Standard" style:list-style-name="L3">
      <style:paragraph-properties fo:line-height="115%" fo:text-align="justify" style:justify-single-word="false"/>
      <style:text-properties fo:font-style="normal" officeooo:rsid="004b0a2d" officeooo:paragraph-rsid="004b0a2d" style:font-style-asian="normal" style:font-style-complex="normal"/>
    </style:style>
    <style:style style:name="P97" style:family="paragraph" style:parent-style-name="Standard" style:list-style-name="L12">
      <style:paragraph-properties fo:line-height="115%" fo:text-align="justify" style:justify-single-word="false"/>
      <style:text-properties fo:font-style="normal" style:text-underline-style="solid" style:text-underline-width="auto" style:text-underline-color="font-color" officeooo:paragraph-rsid="0052b834" style:font-style-asian="normal" style:font-style-complex="normal"/>
    </style:style>
    <style:style style:name="P98" style:family="paragraph" style:parent-style-name="Standard">
      <style:paragraph-properties fo:line-height="115%" fo:text-align="justify" style:justify-single-word="false"/>
      <style:text-properties fo:font-size="12pt" officeooo:paragraph-rsid="005334ad" style:font-size-asian="12pt" style:font-size-complex="12pt"/>
    </style:style>
    <style:style style:name="P99" style:family="paragraph" style:parent-style-name="Standard">
      <style:paragraph-properties fo:line-height="115%" fo:text-align="justify" style:justify-single-word="false"/>
      <style:text-properties fo:font-weight="normal" officeooo:paragraph-rsid="00317377" style:font-weight-asian="normal" style:font-weight-complex="normal"/>
    </style:style>
    <style:style style:name="P100" style:family="paragraph" style:parent-style-name="Standard" style:list-style-name="L12">
      <style:paragraph-properties fo:line-height="115%" fo:text-align="justify" style:justify-single-word="false"/>
      <style:text-properties style:text-underline-style="solid" style:text-underline-width="auto" style:text-underline-color="font-color" officeooo:paragraph-rsid="005334ad"/>
    </style:style>
    <style:style style:name="P101" style:family="paragraph" style:parent-style-name="Standard" style:list-style-name="L1">
      <style:paragraph-properties fo:line-height="115%" fo:text-align="start" style:justify-single-word="false"/>
      <style:text-properties fo:font-size="16pt" officeooo:rsid="000f03b3" officeooo:paragraph-rsid="000f03b3" style:font-size-asian="16pt" style:font-size-complex="16pt"/>
    </style:style>
    <style:style style:name="P102" style:family="paragraph" style:parent-style-name="Standard" style:list-style-name="L6">
      <style:paragraph-properties fo:line-height="115%" fo:text-align="justify" style:justify-single-word="false"/>
      <style:text-properties officeooo:paragraph-rsid="003d8913"/>
    </style:style>
    <style:style style:name="P103" style:family="paragraph" style:parent-style-name="Standard" style:list-style-name="L7">
      <style:paragraph-properties fo:line-height="115%" fo:text-align="justify" style:justify-single-word="false"/>
      <style:text-properties officeooo:paragraph-rsid="0044639f"/>
    </style:style>
    <style:style style:name="P104" style:family="paragraph" style:parent-style-name="Standard" style:list-style-name="L4">
      <style:paragraph-properties fo:line-height="115%" fo:text-align="justify" style:justify-single-word="false"/>
      <style:text-properties officeooo:paragraph-rsid="006286d9"/>
    </style:style>
    <style:style style:name="P105" style:family="paragraph" style:parent-style-name="Standard">
      <style:paragraph-properties fo:line-height="115%" fo:text-align="justify" style:justify-single-word="false"/>
      <style:text-properties officeooo:paragraph-rsid="0052b834"/>
    </style:style>
    <style:style style:name="P106" style:family="paragraph" style:parent-style-name="Standard">
      <style:paragraph-properties fo:line-height="115%" fo:text-align="justify" style:justify-single-word="false"/>
      <style:text-properties officeooo:paragraph-rsid="005334ad"/>
    </style:style>
    <style:style style:name="P107" style:family="paragraph" style:parent-style-name="Standard" style:list-style-name="L12">
      <style:paragraph-properties fo:line-height="115%" fo:text-align="justify" style:justify-single-word="false"/>
      <style:text-properties officeooo:paragraph-rsid="005334ad"/>
    </style:style>
    <style:style style:name="P108" style:family="paragraph" style:parent-style-name="Standard" style:list-style-name="L8">
      <style:paragraph-properties fo:line-height="115%" fo:text-align="justify" style:justify-single-word="false"/>
      <style:text-properties officeooo:paragraph-rsid="0050ff78"/>
    </style:style>
    <style:style style:name="P109" style:family="paragraph" style:parent-style-name="Standard" style:list-style-name="L9">
      <style:paragraph-properties fo:line-height="115%" fo:text-align="justify" style:justify-single-word="false"/>
      <style:text-properties officeooo:paragraph-rsid="0050ff78"/>
    </style:style>
    <style:style style:name="P110" style:family="paragraph" style:parent-style-name="Standard">
      <style:paragraph-properties fo:line-height="115%" fo:text-align="justify" style:justify-single-word="false"/>
      <style:text-properties fo:font-size="10pt" fo:font-style="normal" officeooo:paragraph-rsid="00144fe0" style:font-size-asian="10pt" style:font-style-asian="normal" style:font-size-complex="10pt" style:font-style-complex="normal"/>
    </style:style>
    <style:style style:name="P111" style:family="paragraph" style:parent-style-name="Standard">
      <style:paragraph-properties fo:line-height="115%" fo:text-align="justify" style:justify-single-word="false"/>
      <style:text-properties style:use-window-font-color="true" style:font-name="DejaVu Math TeX Gyre" fo:font-size="14pt" fo:font-style="normal" fo:font-weight="bold" officeooo:rsid="003d8913" officeooo:paragraph-rsid="003d8913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 style:list-style-name="L8">
      <style:paragraph-properties fo:line-height="115%" fo:text-align="justify" style:justify-single-word="false"/>
      <style:text-properties style:use-window-font-color="true" style:font-name="DejaVu Math TeX Gyre" fo:font-size="12pt" fo:font-style="normal" fo:font-weight="normal" officeooo:rsid="0050ff78" officeooo:paragraph-rsid="0050ff7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line-height="115%" fo:text-align="justify" style:justify-single-word="false"/>
      <style:text-properties fo:color="#000000" style:font-name="DejaVu Math TeX Gyre" fo:font-size="10pt" fo:language="zxx" fo:country="none" fo:font-style="normal" style:text-underline-style="solid" style:text-underline-width="auto" style:text-underline-color="font-color" fo:font-weight="normal" officeooo:rsid="0050ff78" officeooo:paragraph-rsid="004f296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4" style:family="paragraph" style:parent-style-name="Standard" style:list-style-name="L12">
      <style:paragraph-properties fo:line-height="115%" fo:text-align="justify" style:justify-single-word="false"/>
      <style:text-properties fo:color="#000000" officeooo:rsid="0052b834" officeooo:paragraph-rsid="00558df4" fo:background-color="transparent"/>
    </style:style>
    <style:style style:name="P115" style:family="paragraph" style:parent-style-name="Standard" style:list-style-name="L12">
      <style:paragraph-properties fo:line-height="115%" fo:text-align="justify" style:justify-single-word="false"/>
      <style:text-properties fo:color="#000000" officeooo:rsid="0052b834" officeooo:paragraph-rsid="0052b834" fo:background-color="transparent"/>
    </style:style>
    <style:style style:name="P116" style:family="paragraph" style:parent-style-name="Standard" style:list-style-name="L12">
      <style:paragraph-properties fo:line-height="115%" fo:text-align="justify" style:justify-single-word="false"/>
      <style:text-properties fo:color="#000000" officeooo:rsid="0052b834" officeooo:paragraph-rsid="005334ad" fo:background-color="transparent"/>
    </style:style>
    <style:style style:name="P117" style:family="paragraph" style:parent-style-name="Standard" style:list-style-name="L12">
      <style:paragraph-properties fo:line-height="115%" fo:text-align="justify" style:justify-single-word="false"/>
      <style:text-properties fo:color="#000000" officeooo:rsid="005334ad" officeooo:paragraph-rsid="005334ad" fo:background-color="transparent"/>
    </style:style>
    <style:style style:name="P118" style:family="paragraph" style:parent-style-name="Standard" style:list-style-name="L12">
      <style:paragraph-properties fo:line-height="115%" fo:text-align="justify" style:justify-single-word="false"/>
      <style:text-properties fo:color="#000000" officeooo:rsid="005334ad" officeooo:paragraph-rsid="00558df4" fo:background-color="transparent"/>
    </style:style>
    <style:style style:name="P119" style:family="paragraph" style:parent-style-name="Standard" style:list-style-name="L12">
      <style:paragraph-properties fo:line-height="115%" fo:text-align="justify" style:justify-single-word="false"/>
      <style:text-properties fo:color="#000000" fo:font-style="normal" style:text-underline-style="none" officeooo:rsid="005334ad" officeooo:paragraph-rsid="005334ad" fo:background-color="transparent" style:font-style-asian="normal" style:font-style-complex="normal"/>
    </style:style>
    <style:style style:name="P120" style:family="paragraph" style:parent-style-name="Standard" style:list-style-name="L12">
      <style:paragraph-properties fo:line-height="115%" fo:text-align="justify" style:justify-single-word="false"/>
      <style:text-properties fo:color="#000000" style:text-underline-style="solid" style:text-underline-width="auto" style:text-underline-color="font-color" officeooo:paragraph-rsid="0052b834" fo:background-color="transparent"/>
    </style:style>
    <style:style style:name="P121" style:family="paragraph" style:parent-style-name="Standard" style:list-style-name="L12">
      <style:paragraph-properties fo:line-height="115%" fo:text-align="justify" style:justify-single-word="false"/>
      <style:text-properties fo:color="#000000" style:text-underline-style="solid" style:text-underline-width="auto" style:text-underline-color="font-color" officeooo:paragraph-rsid="005334ad" fo:background-color="transparent"/>
    </style:style>
    <style:style style:name="P122" style:family="paragraph" style:parent-style-name="Standard" style:list-style-name="L12">
      <style:paragraph-properties fo:line-height="115%" fo:text-align="justify" style:justify-single-word="false"/>
      <style:text-properties officeooo:rsid="0052b834" officeooo:paragraph-rsid="005bb23f"/>
    </style:style>
    <style:style style:name="P123" style:family="paragraph" style:parent-style-name="Standard" style:list-style-name="L12">
      <style:paragraph-properties fo:line-height="115%" fo:text-align="justify" style:justify-single-word="false"/>
      <style:text-properties officeooo:rsid="005334ad" officeooo:paragraph-rsid="005334ad"/>
    </style:style>
    <style:style style:name="P124" style:family="paragraph" style:parent-style-name="Standard" style:list-style-name="L12">
      <style:paragraph-properties fo:line-height="115%" fo:text-align="justify" style:justify-single-word="false"/>
      <style:text-properties officeooo:rsid="005473b8" officeooo:paragraph-rsid="005473b8"/>
    </style:style>
    <style:style style:name="P125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italic" fo:font-weight="normal" officeooo:rsid="002f171b" officeooo:paragraph-rsid="002f716b" style:font-size-asian="12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italic" fo:font-weight="normal" officeooo:rsid="002f171b" officeooo:paragraph-rsid="00448b9c" style:font-size-asian="12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italic" fo:font-weight="normal" officeooo:rsid="002f716b" officeooo:paragraph-rsid="0044639f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italic" fo:font-weight="normal" officeooo:rsid="002fec7a" officeooo:paragraph-rsid="002fec7a" style:font-size-asian="12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italic" fo:font-weight="normal" officeooo:rsid="00448b9c" officeooo:paragraph-rsid="00448b9c" style:font-size-asian="12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DejaVu Math TeX Gyre" fo:font-size="12pt" fo:font-style="normal" fo:font-weight="normal" officeooo:rsid="00255d7e" officeooo:paragraph-rsid="00432394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officeooo:paragraph-rsid="00432394"/>
    </style:style>
    <style:style style:name="P132" style:family="paragraph" style:parent-style-name="Standard">
      <style:paragraph-properties fo:line-height="115%" fo:text-align="justify" style:justify-single-word="false" fo:break-before="page"/>
      <style:text-properties style:font-name="DejaVu Math TeX Gyre" fo:font-size="14pt" fo:font-weight="bold" officeooo:rsid="000d2626" officeooo:paragraph-rsid="000d2626" style:font-size-asian="14pt" style:font-weight-asian="bold" style:font-size-complex="14pt" style:font-weight-complex="bold"/>
    </style:style>
    <style:style style:name="P133" style:family="paragraph" style:parent-style-name="Contents_20_Heading">
      <style:paragraph-properties fo:line-height="115%" fo:break-before="page"/>
      <style:text-properties fo:font-size="18pt" style:font-size-asian="18pt" style:font-size-complex="18pt"/>
    </style:style>
    <style:style style:name="P134" style:family="paragraph" style:parent-style-name="Preformatted_20_Text" style:list-style-name="L3">
      <style:paragraph-properties fo:line-height="115%" fo:text-align="justify" style:justify-single-word="false"/>
      <style:text-properties style:font-name="DejaVu Math TeX Gyre" fo:font-style="normal" fo:font-weight="normal" officeooo:rsid="0018f655" officeooo:paragraph-rsid="0018f655" style:font-size-asian="12pt" style:font-style-asian="normal" style:font-weight-asian="normal" style:font-style-complex="normal" style:font-weight-complex="normal"/>
    </style:style>
    <style:style style:name="P135" style:family="paragraph" style:parent-style-name="Preformatted_20_Text" style:list-style-name="L3">
      <style:paragraph-properties fo:line-height="115%" fo:text-align="justify" style:justify-single-word="false"/>
      <style:text-properties style:font-name="DejaVu Math TeX Gyre" fo:font-size="12pt" fo:font-style="italic" style:text-underline-style="none" fo:font-weight="normal" officeooo:rsid="001a1fca" officeooo:paragraph-rsid="001a1fc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DejaVu Math TeX Gyre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Math TeX Gyre" fo:font-size="12pt" fo:font-weight="normal" officeooo:rsid="000d2626" style:font-size-asian="12pt" style:font-weight-asian="normal" style:font-size-complex="12pt" style:font-weight-complex="normal"/>
    </style:style>
    <style:style style:name="T3" style:family="text">
      <style:text-properties style:font-name="DejaVu Math TeX Gyre" fo:font-size="12pt" fo:font-weight="normal" officeooo:rsid="00158ba0" style:font-size-asian="12pt" style:font-weight-asian="normal" style:font-size-complex="12pt" style:font-weight-complex="normal"/>
    </style:style>
    <style:style style:name="T4" style:family="text">
      <style:text-properties style:font-name="DejaVu Math TeX Gyre" fo:font-size="12pt" fo:font-weight="normal" officeooo:rsid="001ee73c" style:font-size-asian="12pt" style:font-weight-asian="normal" style:font-size-complex="12pt" style:font-weight-complex="normal"/>
    </style:style>
    <style:style style:name="T5" style:family="text">
      <style:text-properties style:font-name="DejaVu Math TeX Gyre" fo:font-size="12pt" fo:font-weight="normal" officeooo:rsid="0041aa76" style:font-size-asian="12pt" style:font-weight-asian="normal" style:font-size-complex="12pt" style:font-weight-complex="normal"/>
    </style:style>
    <style:style style:name="T6" style:family="text">
      <style:text-properties style:font-name="DejaVu Math TeX Gyre" fo:font-size="12pt" fo:font-weight="normal" officeooo:rsid="004931c5" style:font-size-asian="12pt" style:font-weight-asian="normal" style:font-size-complex="12pt" style:font-weight-complex="normal"/>
    </style:style>
    <style:style style:name="T7" style:family="text">
      <style:text-properties style:font-name="DejaVu Math TeX Gyre" fo:font-size="12pt" fo:font-weight="normal" officeooo:rsid="005473b8" style:font-size-asian="12pt" style:font-weight-asian="normal" style:font-size-complex="12pt" style:font-weight-complex="normal"/>
    </style:style>
    <style:style style:name="T8" style:family="text">
      <style:text-properties style:font-name="DejaVu Math TeX Gyr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Math TeX Gyre" fo:font-size="12pt" fo:font-style="normal" style:text-underline-style="none" fo:font-weight="normal" officeooo:rsid="00172ae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Math TeX Gyre" fo:font-size="12pt" fo:font-style="normal" style:text-underline-style="none" fo:font-weight="normal" officeooo:rsid="002f716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Math TeX Gyre" fo:font-size="12pt" fo:font-style="normal" style:text-underline-style="none" fo:font-weight="normal" officeooo:rsid="002fec7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Math TeX Gyre" fo:font-size="12pt" fo:font-style="normal" style:text-underline-style="none" fo:font-weight="normal" officeooo:rsid="0044639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Math TeX Gyre" fo:font-size="12pt" fo:font-style="normal" style:text-underline-style="none" fo:font-weight="normal" officeooo:rsid="00448b9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Math TeX Gyre" fo:font-size="12pt" fo:font-style="normal" style:text-underline-style="none" fo:font-weight="normal" officeooo:rsid="004b0a2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Math TeX Gyr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Math TeX Gyre" fo:font-size="12pt" fo:font-style="normal" fo:font-weight="normal" officeooo:rsid="0027345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Math TeX Gyre" fo:font-size="12pt" fo:font-style="normal" fo:font-weight="normal" officeooo:rsid="002c6f9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Math TeX Gyre" fo:font-size="12pt" fo:font-style="normal" fo:font-weight="normal" officeooo:rsid="002f171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Math TeX Gyre" fo:font-size="12pt" fo:font-style="normal" fo:font-weight="normal" officeooo:rsid="002fec7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Math TeX Gyre" fo:font-size="12pt" fo:font-style="normal" fo:font-weight="normal" officeooo:rsid="0043239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Math TeX Gyre" fo:font-size="12pt" fo:font-style="normal" fo:font-weight="normal" officeooo:rsid="0052b83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Math TeX Gyre" fo:font-size="12pt" fo:font-style="normal" fo:font-weight="normal" officeooo:rsid="005334a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Math TeX Gyre" fo:font-size="12pt" fo:font-style="normal" fo:font-weight="normal" officeooo:rsid="00558df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Math TeX Gyre" fo:font-size="12pt" fo:font-style="normal" fo:font-weight="normal" officeooo:rsid="006286d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Math TeX Gyre" fo:font-size="12pt" fo:font-style="normal" fo:font-weight="bold" officeooo:rsid="005732f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Math TeX Gyre" fo:font-size="12pt" fo:font-style="normal" fo:font-weight="bold" officeooo:rsid="005334a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Math TeX Gyre" fo:font-size="12pt" fo:font-style="normal" fo:font-weight="bold" officeooo:rsid="005bb23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Math TeX Gyre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DejaVu Math TeX Gyre" fo:font-size="12pt" style:text-underline-style="none" fo:font-weight="normal" officeooo:rsid="00158ba0" style:font-size-asian="12pt" style:font-weight-asian="normal" style:font-size-complex="12pt" style:font-weight-complex="normal"/>
    </style:style>
    <style:style style:name="T30" style:family="text">
      <style:text-properties style:font-name="DejaVu Math TeX Gyre" fo:font-size="12pt" style:text-underline-style="none" fo:font-weight="normal" officeooo:rsid="004931c5" style:font-size-asian="12pt" style:font-weight-asian="normal" style:font-size-complex="12pt" style:font-weight-complex="normal"/>
    </style:style>
    <style:style style:name="T31" style:family="text">
      <style:text-properties style:font-name="DejaVu Math TeX Gyre" fo:font-size="12pt" style:text-underline-style="none" fo:font-weight="normal" officeooo:rsid="004b0a2d" style:font-size-asian="12pt" style:font-weight-asian="normal" style:font-size-complex="12pt" style:font-weight-complex="normal"/>
    </style:style>
    <style:style style:name="T32" style:family="text">
      <style:text-properties style:font-name="DejaVu Math TeX Gyre" fo:font-size="12pt" style:text-underline-style="none" fo:font-weight="normal" officeooo:rsid="00160478" style:font-size-asian="12pt" style:font-weight-asian="normal" style:font-size-complex="12pt" style:font-weight-complex="normal"/>
    </style:style>
    <style:style style:name="T33" style:family="text">
      <style:text-properties style:font-name="DejaVu Math TeX Gyre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style:font-name="DejaVu Math TeX Gyr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DejaVu Math TeX Gyre" fo:font-size="12pt" fo:font-style="italic" style:text-underline-style="none" fo:font-weight="normal" officeooo:rsid="002f716b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DejaVu Math TeX Gyre" fo:font-size="12pt" fo:font-style="italic" style:text-underline-style="none" fo:font-weight="normal" officeooo:rsid="002fec7a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Math TeX Gyre" fo:font-size="12pt" fo:font-style="italic" style:text-underline-style="none" fo:font-weight="normal" officeooo:rsid="00448b9c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Math TeX Gyre" fo:font-size="12pt" fo:font-style="italic" fo:font-weight="normal" officeooo:rsid="0027345b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Math TeX Gyre" fo:font-size="12pt" fo:font-style="italic" fo:font-weight="normal" officeooo:rsid="002f171b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Math TeX Gyre" fo:font-size="12pt" fo:font-style="italic" fo:font-weight="normal" officeooo:rsid="002c6f95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Math TeX Gyre" fo:font-size="12pt" fo:font-style="italic" fo:font-weight="normal" officeooo:rsid="006286d9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DejaVu Math TeX Gyr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style:font-name="DejaVu Math TeX Gyre" fo:font-size="12pt" fo:font-style="italic" fo:font-weight="bold" officeooo:rsid="0052b834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DejaVu Math TeX Gyre" fo:font-size="12pt" fo:font-style="italic" officeooo:rsid="002f171b" style:font-size-asian="12pt" style:font-style-asian="italic" style:font-size-complex="12pt" style:font-style-complex="italic"/>
    </style:style>
    <style:style style:name="T45" style:family="text">
      <style:text-properties style:font-name="DejaVu Math TeX Gyre" fo:font-size="12pt" style:text-underline-style="solid" style:text-underline-width="auto" style:text-underline-color="font-color" fo:font-weight="normal" officeooo:rsid="00158ba0" style:font-size-asian="12pt" style:font-weight-asian="normal" style:font-size-complex="12pt" style:font-weight-complex="normal"/>
    </style:style>
    <style:style style:name="T46" style:family="text">
      <style:text-properties style:font-name="DejaVu Math TeX Gyre" fo:font-size="11pt" fo:font-style="italic" fo:font-weight="normal" officeooo:rsid="0036994b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style:font-name="DejaVu Math TeX Gyre" fo:font-weight="normal" style:font-weight-asian="normal" style:font-weight-complex="normal"/>
    </style:style>
    <style:style style:name="T48" style:family="text">
      <style:text-properties style:font-name="DejaVu Math TeX Gyre" fo:font-weight="normal" officeooo:rsid="000d2626" style:font-weight-asian="normal" style:font-weight-complex="normal"/>
    </style:style>
    <style:style style:name="T49" style:family="text">
      <style:text-properties style:font-name="DejaVu Math TeX Gyre" fo:font-weight="normal" officeooo:rsid="003a0887" style:font-weight-asian="normal" style:font-weight-complex="normal"/>
    </style:style>
    <style:style style:name="T50" style:family="text">
      <style:text-properties style:font-name="DejaVu Math TeX Gyre" style:text-underline-style="none" fo:font-weight="normal" officeooo:rsid="004931c5" style:font-weight-asian="normal" style:font-weight-complex="normal"/>
    </style:style>
    <style:style style:name="T51" style:family="text">
      <style:text-properties style:font-name="DejaVu Math TeX Gyre" fo:font-size="10pt" style:text-underline-style="none" fo:font-weight="normal" officeooo:rsid="00158ba0" style:font-size-asian="10pt" style:font-weight-asian="normal" style:font-size-complex="10pt" style:font-weight-complex="normal"/>
    </style:style>
    <style:style style:name="T52" style:family="text">
      <style:text-properties style:font-name="DejaVu Math TeX Gyre" fo:font-size="10pt" style:text-underline-style="none" fo:font-weight="normal" officeooo:rsid="004931c5" style:font-size-asian="10pt" style:font-weight-asian="normal" style:font-size-complex="10pt" style:font-weight-complex="normal"/>
    </style:style>
    <style:style style:name="T53" style:family="text">
      <style:text-properties style:font-name="DejaVu Math TeX Gyre" fo:font-style="normal" fo:font-weight="normal" officeooo:rsid="005334ad" style:font-style-asian="normal" style:font-weight-asian="normal" style:font-style-complex="normal" style:font-weight-complex="normal"/>
    </style:style>
    <style:style style:name="T54" style:family="text">
      <style:text-properties style:font-name="DejaVu Math TeX Gyre" fo:font-style="normal" fo:font-weight="normal" officeooo:rsid="0052b834" style:font-style-asian="normal" style:font-weight-asian="normal" style:font-style-complex="normal" style:font-weight-complex="normal"/>
    </style:style>
    <style:style style:name="T55" style:family="text">
      <style:text-properties style:font-name="DejaVu Math TeX Gyre" fo:font-size="14pt" fo:font-weight="bold" officeooo:rsid="003d8913" style:font-size-asian="14pt" style:font-weight-asian="bold" style:font-size-complex="14pt" style:font-weight-complex="bold"/>
    </style:style>
    <style:style style:name="T56" style:family="text">
      <style:text-properties style:font-name="DejaVu Math TeX Gyre" fo:font-size="14pt" fo:font-style="normal" fo:font-weight="bold" officeooo:rsid="003d8913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style:font-name="DejaVu Math TeX Gyre" fo:font-style="italic" fo:font-weight="normal" officeooo:rsid="0052b834" style:font-style-asian="italic" style:font-weight-asian="normal" style:font-style-complex="italic" style:font-weight-complex="normal"/>
    </style:style>
    <style:style style:name="T58" style:family="text">
      <style:text-properties officeooo:rsid="000f03b3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1f0087" style:font-style-asian="italic" style:font-style-complex="italic"/>
    </style:style>
    <style:style style:name="T61" style:family="text">
      <style:text-properties fo:font-style="italic" officeooo:rsid="002b520f" style:font-style-asian="italic" style:font-style-complex="italic"/>
    </style:style>
    <style:style style:name="T62" style:family="text">
      <style:text-properties fo:font-style="italic" officeooo:rsid="002fec7a" style:font-style-asian="italic" style:font-style-complex="italic"/>
    </style:style>
    <style:style style:name="T63" style:family="text">
      <style:text-properties fo:font-style="italic" officeooo:rsid="003783e8" style:font-style-asian="italic" style:font-style-complex="italic"/>
    </style:style>
    <style:style style:name="T64" style:family="text">
      <style:text-properties fo:font-style="italic" officeooo:rsid="00144fe0" style:font-style-asian="italic" style:font-style-complex="italic"/>
    </style:style>
    <style:style style:name="T65" style:family="text">
      <style:text-properties fo:font-style="italic" officeooo:rsid="00432394" style:font-style-asian="italic" style:font-style-complex="italic"/>
    </style:style>
    <style:style style:name="T66" style:family="text">
      <style:text-properties fo:font-style="italic" officeooo:rsid="00332c7a" style:font-style-asian="italic" style:font-style-complex="italic"/>
    </style:style>
    <style:style style:name="T67" style:family="text">
      <style:text-properties fo:font-style="italic" officeooo:rsid="006286d9" style:font-style-asian="italic" style:font-style-complex="italic"/>
    </style:style>
    <style:style style:name="T68" style:family="text">
      <style:text-properties fo:font-style="italic" officeooo:rsid="0063d045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2fec7a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63d045" style:font-style-asian="italic" style:font-weight-asian="bold" style:font-style-complex="italic" style:font-weight-complex="bold"/>
    </style:style>
    <style:style style:name="T72" style:family="text">
      <style:text-properties fo:font-style="italic" officeooo:rsid="003a0887" style:font-size-asian="12pt" style:font-style-asian="italic" style:font-style-complex="italic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144fe0" style:font-style-asian="normal" style:font-style-complex="normal"/>
    </style:style>
    <style:style style:name="T75" style:family="text">
      <style:text-properties fo:font-style="normal" officeooo:rsid="00158ba0" style:font-style-asian="normal" style:font-style-complex="normal"/>
    </style:style>
    <style:style style:name="T76" style:family="text">
      <style:text-properties fo:font-style="normal" officeooo:rsid="001f0087" style:font-style-asian="normal" style:font-style-complex="normal"/>
    </style:style>
    <style:style style:name="T77" style:family="text">
      <style:text-properties fo:font-style="normal" officeooo:rsid="0020549b" style:font-style-asian="normal" style:font-style-complex="normal"/>
    </style:style>
    <style:style style:name="T78" style:family="text">
      <style:text-properties fo:font-style="normal" officeooo:rsid="002b520f" style:font-style-asian="normal" style:font-style-complex="normal"/>
    </style:style>
    <style:style style:name="T79" style:family="text">
      <style:text-properties fo:font-style="normal" officeooo:rsid="002f716b" style:font-style-asian="normal" style:font-style-complex="normal"/>
    </style:style>
    <style:style style:name="T80" style:family="text">
      <style:text-properties fo:font-style="normal" officeooo:rsid="002fec7a" style:font-style-asian="normal" style:font-style-complex="normal"/>
    </style:style>
    <style:style style:name="T81" style:family="text">
      <style:text-properties fo:font-style="normal" officeooo:rsid="0036994b" style:font-style-asian="normal" style:font-style-complex="normal"/>
    </style:style>
    <style:style style:name="T82" style:family="text">
      <style:text-properties fo:font-style="normal" officeooo:rsid="003783e8" style:font-style-asian="normal" style:font-style-complex="normal"/>
    </style:style>
    <style:style style:name="T83" style:family="text">
      <style:text-properties fo:font-style="normal" officeooo:rsid="003da3d6" style:font-style-asian="normal" style:font-style-complex="normal"/>
    </style:style>
    <style:style style:name="T84" style:family="text">
      <style:text-properties fo:font-style="normal" officeooo:rsid="0044639f" style:font-style-asian="normal" style:font-style-complex="normal"/>
    </style:style>
    <style:style style:name="T85" style:family="text">
      <style:text-properties fo:font-style="normal" officeooo:rsid="00448b9c" style:font-style-asian="normal" style:font-style-complex="normal"/>
    </style:style>
    <style:style style:name="T86" style:family="text">
      <style:text-properties fo:font-style="normal" officeooo:rsid="004931c5" style:font-style-asian="normal" style:font-style-complex="normal"/>
    </style:style>
    <style:style style:name="T87" style:family="text">
      <style:text-properties fo:font-style="normal" officeooo:rsid="003d8913" style:font-style-asian="normal" style:font-style-complex="normal"/>
    </style:style>
    <style:style style:name="T88" style:family="text">
      <style:text-properties fo:font-style="normal" officeooo:rsid="006286d9" style:font-style-asian="normal" style:font-style-complex="normal"/>
    </style:style>
    <style:style style:name="T89" style:family="text">
      <style:text-properties fo:font-style="normal" officeooo:rsid="0063d045" style:font-style-asian="normal" style:font-style-complex="normal"/>
    </style:style>
    <style:style style:name="T9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1" style:family="text">
      <style:text-properties fo:font-style="normal" style:text-underline-style="solid" style:text-underline-width="auto" style:text-underline-color="font-color" officeooo:rsid="003da3d6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officeooo:rsid="002f716b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6286d9" style:font-style-asian="normal" style:font-style-complex="normal"/>
    </style:style>
    <style:style style:name="T94" style:family="text">
      <style:text-properties fo:font-style="normal" style:text-underline-style="solid" style:text-underline-width="auto" style:text-underline-color="font-color" officeooo:rsid="0063d045" style:font-style-asian="normal" style:font-style-complex="normal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266df0" style:font-style-asian="normal" style:font-style-complex="normal"/>
    </style:style>
    <style:style style:name="T97" style:family="text">
      <style:text-properties fo:font-style="normal" style:text-underline-style="none" officeooo:rsid="00144fe0" style:font-style-asian="normal" style:font-style-complex="normal"/>
    </style:style>
    <style:style style:name="T98" style:family="text">
      <style:text-properties fo:font-style="normal" style:text-underline-style="none" officeooo:rsid="003da3d6" style:font-style-asian="normal" style:font-style-complex="normal"/>
    </style:style>
    <style:style style:name="T99" style:family="text">
      <style:text-properties fo:font-style="normal" style:text-underline-style="none" officeooo:rsid="0044639f" style:font-style-asian="normal" style:font-style-complex="normal"/>
    </style:style>
    <style:style style:name="T100" style:family="text">
      <style:text-properties fo:font-style="normal" style:text-underline-style="none" officeooo:rsid="006286d9" style:font-style-asian="normal" style:font-style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1aa7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144fe0" style:font-style-asian="normal" style:font-weight-asian="normal" style:font-style-complex="normal" style:font-weight-complex="normal"/>
    </style:style>
    <style:style style:name="T104" style:family="text">
      <style:text-properties officeooo:rsid="00144fe0"/>
    </style:style>
    <style:style style:name="T105" style:family="text">
      <style:text-properties style:text-underline-style="solid" style:text-underline-width="auto" style:text-underline-color="font-color" officeooo:rsid="00266df0"/>
    </style:style>
    <style:style style:name="T106" style:family="text">
      <style:text-properties style:text-underline-style="solid" style:text-underline-width="auto" style:text-underline-color="font-color" officeooo:rsid="003da3d6"/>
    </style:style>
    <style:style style:name="T107" style:family="text">
      <style:text-properties style:text-underline-style="solid" style:text-underline-width="auto" style:text-underline-color="font-color" officeooo:rsid="00332c7a"/>
    </style:style>
    <style:style style:name="T108" style:family="text">
      <style:text-properties fo:font-size="12pt" style:text-underline-style="none" fo:font-weight="normal" style:font-weight-asian="normal" style:font-size-complex="12pt" style:font-weight-complex="normal"/>
    </style:style>
    <style:style style:name="T109" style:family="text">
      <style:text-properties fo:font-size="12pt" style:text-underline-style="none" style:font-size-complex="12pt"/>
    </style:style>
    <style:style style:name="T110" style:family="text">
      <style:text-properties fo:font-size="12pt" style:text-underline-style="none" officeooo:rsid="00160478" style:font-size-complex="12pt"/>
    </style:style>
    <style:style style:name="T111" style:family="text">
      <style:text-properties fo:font-size="12pt" style:text-underline-style="none" officeooo:rsid="004c24a7" style:font-size-complex="12pt"/>
    </style:style>
    <style:style style:name="T112" style:family="text">
      <style:text-properties fo:font-size="12pt" style:text-underline-style="none" officeooo:rsid="00432394" style:font-size-asian="12pt" style:font-size-complex="12pt"/>
    </style:style>
    <style:style style:name="T113" style:family="text">
      <style:text-properties fo:font-size="12pt" fo:font-style="italic" style:text-underline-style="none" fo:font-weight="normal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style:text-underline-style="none" fo:font-weight="bold" style:font-style-asian="italic" style:font-weight-asian="bold" style:font-size-complex="12pt" style:font-style-complex="italic" style:font-weight-complex="bold"/>
    </style:style>
    <style:style style:name="T115" style:family="text">
      <style:text-properties fo:font-size="12pt" fo:font-style="italic" style:text-underline-style="none" fo:font-weight="bold" officeooo:rsid="00160478" style:font-style-asian="italic" style:font-weight-asian="bold" style:font-size-complex="12pt" style:font-style-complex="italic" style:font-weight-complex="bold"/>
    </style:style>
    <style:style style:name="T116" style:family="text">
      <style:text-properties fo:font-size="12pt" fo:font-style="italic" style:text-underline-style="none" style:font-style-asian="italic" style:font-size-complex="12pt" style:font-style-complex="italic"/>
    </style:style>
    <style:style style:name="T117" style:family="text">
      <style:text-properties fo:font-size="12pt" fo:font-style="italic" style:text-underline-style="none" officeooo:rsid="00160478" style:font-style-asian="italic" style:font-size-complex="12pt" style:font-style-complex="italic"/>
    </style:style>
    <style:style style:name="T118" style:family="text">
      <style:text-properties fo:font-size="12pt" fo:font-style="italic" style:text-underline-style="none" officeooo:rsid="004c24a7" style:font-style-asian="italic" style:font-size-complex="12pt" style:font-style-complex="italic"/>
    </style:style>
    <style:style style:name="T119" style:family="text">
      <style:text-properties fo:font-size="12pt" fo:font-style="normal" style:text-underline-style="none" officeooo:rsid="00266df0" style:font-size-asian="12pt" style:font-style-asian="normal" style:font-size-complex="12pt" style:font-style-complex="normal"/>
    </style:style>
    <style:style style:name="T120" style:family="text">
      <style:text-properties fo:font-size="12pt" fo:font-style="normal" style:text-underline-style="none" officeooo:rsid="00432394" style:font-size-asian="12pt" style:font-style-asian="normal" style:font-size-complex="12pt" style:font-style-complex="normal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41aa76" style:font-weight-asian="normal" style:font-weight-complex="normal"/>
    </style:style>
    <style:style style:name="T123" style:family="text">
      <style:text-properties officeooo:rsid="00221102"/>
    </style:style>
    <style:style style:name="T124" style:family="text">
      <style:text-properties officeooo:rsid="00255d7e"/>
    </style:style>
    <style:style style:name="T125" style:family="text">
      <style:text-properties officeooo:rsid="00266df0"/>
    </style:style>
    <style:style style:name="T126" style:family="text">
      <style:text-properties officeooo:rsid="002b520f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3783e8" style:font-weight-asian="bold" style:font-weight-complex="bold"/>
    </style:style>
    <style:style style:name="T129" style:family="text">
      <style:text-properties officeooo:rsid="002f716b"/>
    </style:style>
    <style:style style:name="T130" style:family="text">
      <style:text-properties style:text-underline-style="none"/>
    </style:style>
    <style:style style:name="T131" style:family="text">
      <style:text-properties style:text-underline-style="none" officeooo:rsid="00266df0"/>
    </style:style>
    <style:style style:name="T132" style:family="text">
      <style:text-properties style:text-underline-style="none" officeooo:rsid="003da3d6"/>
    </style:style>
    <style:style style:name="T133" style:family="text">
      <style:text-properties style:text-underline-style="none" officeooo:rsid="00144fe0"/>
    </style:style>
    <style:style style:name="T134" style:family="text">
      <style:text-properties officeooo:rsid="002fec7a"/>
    </style:style>
    <style:style style:name="T135" style:family="text">
      <style:text-properties officeooo:rsid="00332c7a"/>
    </style:style>
    <style:style style:name="T136" style:family="text">
      <style:text-properties fo:font-size="11pt" style:font-size-asian="11pt" style:font-size-complex="11pt"/>
    </style:style>
    <style:style style:name="T137" style:family="text">
      <style:text-properties fo:font-size="11pt" officeooo:rsid="00367d3f" style:font-size-asian="11pt" style:font-size-complex="11pt"/>
    </style:style>
    <style:style style:name="T138" style:family="text">
      <style:text-properties fo:font-size="11pt" officeooo:rsid="003783e8" style:font-size-asian="11pt" style:font-size-complex="11pt"/>
    </style:style>
    <style:style style:name="T139" style:family="text">
      <style:text-properties fo:font-size="11pt" fo:font-style="italic" style:font-size-asian="11pt" style:font-style-asian="italic" style:font-size-complex="11pt" style:font-style-complex="italic"/>
    </style:style>
    <style:style style:name="T140" style:family="text">
      <style:text-properties fo:font-size="11pt" fo:font-style="italic" officeooo:rsid="00395d0a" style:font-size-asian="11pt" style:font-style-asian="italic" style:font-size-complex="11pt" style:font-style-complex="italic"/>
    </style:style>
    <style:style style:name="T141" style:family="text">
      <style:text-properties fo:font-size="11pt" fo:font-style="italic" officeooo:rsid="000f03b3" style:font-size-asian="11pt" style:font-style-asian="italic" style:font-size-complex="11pt" style:font-style-complex="italic"/>
    </style:style>
    <style:style style:name="T142" style:family="text">
      <style:text-properties fo:font-size="11pt" style:text-underline-style="none" officeooo:rsid="0036994b" style:font-size-asian="11pt" style:font-size-complex="11pt"/>
    </style:style>
    <style:style style:name="T143" style:family="text">
      <style:text-properties fo:font-size="11pt" style:text-underline-style="none" officeooo:rsid="00266df0" style:font-size-asian="11pt" style:font-size-complex="11pt"/>
    </style:style>
    <style:style style:name="T144" style:family="text">
      <style:text-properties officeooo:rsid="00367d3f"/>
    </style:style>
    <style:style style:name="T145" style:family="text">
      <style:text-properties officeooo:rsid="0036994b"/>
    </style:style>
    <style:style style:name="T146" style:family="text">
      <style:text-properties officeooo:rsid="003783e8"/>
    </style:style>
    <style:style style:name="T147" style:family="text">
      <style:text-properties officeooo:rsid="002fec7a" style:font-size-asian="12pt"/>
    </style:style>
    <style:style style:name="T148" style:family="text">
      <style:text-properties officeooo:rsid="002b520f" style:font-size-asian="12pt"/>
    </style:style>
    <style:style style:name="T149" style:family="text">
      <style:text-properties officeooo:rsid="003a0887" style:font-size-asian="12pt"/>
    </style:style>
    <style:style style:name="T150" style:family="text">
      <style:text-properties officeooo:rsid="00395d0a"/>
    </style:style>
    <style:style style:name="T151" style:family="text">
      <style:text-properties officeooo:rsid="003d8913"/>
    </style:style>
    <style:style style:name="T152" style:family="text">
      <style:text-properties officeooo:rsid="003da3d6"/>
    </style:style>
    <style:style style:name="T153" style:family="text">
      <style:text-properties officeooo:rsid="0041aa76"/>
    </style:style>
    <style:style style:name="T154" style:family="text">
      <style:text-properties officeooo:rsid="00432394"/>
    </style:style>
    <style:style style:name="T155" style:family="text">
      <style:text-properties officeooo:rsid="004b0a2d"/>
    </style:style>
    <style:style style:name="T156" style:family="text">
      <style:text-properties officeooo:rsid="004f296c"/>
    </style:style>
    <style:style style:name="T157" style:family="text">
      <style:text-properties style:use-window-font-color="true"/>
    </style:style>
    <style:style style:name="T158" style:family="text">
      <style:text-properties style:use-window-font-color="true" style:font-name="DejaVu Math TeX Gyre" fo:font-size="12pt" fo:font-style="normal" fo:font-weight="normal" officeooo:rsid="0050ff78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color="#000000" style:font-name="DejaVu Math TeX Gyr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color="#000000" style:font-name="DejaVu Math TeX Gyre" fo:font-size="12pt" fo:font-style="normal" fo:font-weight="normal" officeooo:rsid="005334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color="#000000" style:font-name="DejaVu Math TeX Gyre" fo:font-size="12pt" fo:font-style="normal" fo:font-weight="normal" officeooo:rsid="00558df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color="#000000" style:font-name="DejaVu Math TeX Gyre" fo:font-size="12pt" fo:font-style="normal" fo:font-weight="bold" officeooo:rsid="005843f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fo:color="#000000" style:font-name="DejaVu Math TeX Gyre" fo:font-size="12pt" fo:font-style="normal" fo:font-weight="bold" officeooo:rsid="005a6d0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4" style:family="text">
      <style:text-properties fo:color="#000000" style:font-name="DejaVu Math TeX Gyre" fo:font-size="12pt" fo:font-style="normal" fo:font-weight="bold" officeooo:rsid="005334a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5" style:family="text">
      <style:text-properties fo:color="#000000" style:font-name="DejaVu Math TeX Gyre" fo:font-size="12pt" fo:font-weight="normal" officeooo:rsid="005473b8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fo:color="#000000" style:font-name="DejaVu Math TeX Gyre" fo:font-size="12pt" fo:font-weight="bold" officeooo:rsid="005473b8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style:font-name="DejaVu Math TeX Gyre" fo:font-size="10pt" fo:font-style="normal" fo:font-weight="normal" officeooo:rsid="0050ff78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fo:color="#000000" fo:font-size="10pt" fo:language="zxx" fo:country="none" style:text-underline-style="solid" style:text-underline-width="auto" style:text-underline-color="font-color" fo:font-weight="normal" officeooo:rsid="0050ff7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9" style:family="text">
      <style:text-properties fo:color="#000000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officeooo:rsid="006286d9"/>
    </style:style>
    <style:style style:name="T171" style:family="text">
      <style:text-properties officeooo:rsid="0063d04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tab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"/>
      <text:p text:style-name="P2"/>
      <text:p text:style-name="P2"/>
      <text:p text:style-name="P76">RELATÓRIO DE SOFTWARE</text:p>
      <text:p text:style-name="P76"/>
      <text:p text:style-name="P2"/>
      <text:p text:style-name="P77">Prática 01. Chamada e Verificação de Erros</text:p>
      <text:p text:style-name="P78"/>
      <text:p text:style-name="P2">MATA58 – Sistemas Operacionais</text:p>
      <text:p text:style-name="P3">Prof. Alírio S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obson Sousa</text:p>
      <text:p text:style-name="P4"/>
      <text:p text:style-name="P14">2019.1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33">Sumário</text:p>
          </text:index-title>
        </text:index-body>
      </text:table-of-content>
      <text:list xml:id="list775397281089014477" text:style-name="L1">
        <text:list-item>
          <text:p text:style-name="P79">INTRODUÇÃO</text:p>
          <text:list>
            <text:list-item>
              <text:p text:style-name="P101"><text:span text:style-name="T48">O</text:span><text:span text:style-name="T47">bjetivos </text:span><text:span text:style-name="T49">com </text:span><text:span text:style-name="T47">projeto</text:span></text:p>
            </text:list-item>
          </text:list>
        </text:list-item>
        <text:list-item>
          <text:p text:style-name="P79">REQUISITOS</text:p>
          <text:list>
            <text:list-item>
              <text:p text:style-name="P80">Requisitos essenciais</text:p>
            </text:list-item>
          </text:list>
        </text:list-item>
        <text:list-item>
          <text:p text:style-name="P79">IMPLEMENTAÇÃO</text:p>
          <text:list>
            <text:list-item>
              <text:p text:style-name="P82">Chamadas de sistema</text:p>
            </text:list-item>
            <text:list-item>
              <text:p text:style-name="P81">Constantes e Macros</text:p>
            </text:list-item>
            <text:list-item>
              <text:p text:style-name="P81">Funções auxiliares</text:p>
            </text:list-item>
            <text:list-item>
              <text:p text:style-name="P81">Função principal (coyit)</text:p>
            </text:list-item>
          </text:list>
        </text:list-item>
        <text:list-item>
          <text:p text:style-name="P79">TESTES</text:p>
        </text:list-item>
        <text:list-item>
          <text:p text:style-name="P79">CONSIDERAÇÕES FINAIS</text:p>
        </text:list-item>
        <text:list-item>
          <text:p text:style-name="P83">REFERÊNCIAS</text:p>
        </text:list-item>
      </text:list>
      <text:p text:style-name="P132">1 INTRODUÇÃO</text:p>
      <text:p text:style-name="P61"/>
      <text:p text:style-name="P12"><text:span text:style-name="T58">Este projeto implementa </text:span>um programa que utiliza chamadas de sistemas (<text:span text:style-name="T58">s</text:span>ystem <text:span text:style-name="T58">c</text:span>all<text:span text:style-name="T58">s) para criar cópia de um arquivo.</text:span></text:p>
      <text:p text:style-name="P61"/>
      <text:p text:style-name="P61"/>
      <text:p text:style-name="P84">1.1 O<text:span text:style-name="T58">bjetivos com projeto</text:span></text:p>
      <text:list xml:id="list8345147265531478586" text:style-name="L6">
        <text:list-item>
          <text:p text:style-name="P102"><text:span text:style-name="T2">Revisar os conhecimentos de programação em C;</text:span></text:p>
        </text:list-item>
        <text:list-item>
          <text:p text:style-name="P102"><text:span text:style-name="T2">Aprender chamadas de sistemas básicas dos Sistemas Unix-like;</text:span></text:p>
        </text:list-item>
        <text:list-item>
          <text:p text:style-name="P102"><text:span text:style-name="T2">Ganhar experiência na manipulação de eros.</text:span></text:p>
        </text:list-item>
      </text:list>
      <text:p text:style-name="P12"/>
      <text:p text:style-name="P12"/>
      <text:p text:style-name="P5">2 REQUISITOS</text:p>
      <text:p text:style-name="P5"/>
      <text:p text:style-name="P85">2.1 Requisitos essenciais</text:p>
      <text:p text:style-name="P61"/>
      <text:p text:style-name="P15">O programa, <text:span text:style-name="T153">nomeado como </text:span><text:span text:style-name="T69">copyit</text:span><text:span text:style-name="T74">,</text:span><text:span text:style-name="T59"> </text:span><text:span text:style-name="T73">realiza</text:span><text:span text:style-name="T86">rá</text:span><text:span text:style-name="T73"> a cópia de um </text:span><text:span text:style-name="T86">arquivo </text:span><text:span text:style-name="T73">ao ser invocado da </text:span><text:span text:style-name="T74">sobre a seguinte sintaxe</text:span><text:span text:style-name="T73">:</text:span></text:p>
      <text:p text:style-name="P49"><text:tab/><text:span text:style-name="T136">copyit ArquivoOrigem ArquivoDestino</text:span></text:p>
      <text:p text:style-name="P16"><text:span text:style-name="T87"/></text:p>
      <text:p text:style-name="P16"><text:span text:style-name="T87">s</text:span><text:span text:style-name="T73">endo </text:span><text:span text:style-name="T59">ArquivoOrigem</text:span><text:span text:style-name="T73"> e </text:span><text:span text:style-name="T59">ArquivoDestino </text:span><text:span text:style-name="T73">o arquivo à ser cópiado e </text:span><text:span text:style-name="T87">o arquivo de</text:span><text:span text:style-name="T73"> cópia, respectivamente.</text:span></text:p>
      <text:p text:style-name="P13"><text:span text:style-name="T141"/></text:p>
      <text:p text:style-name="P17"><text:span text:style-name="T152">A execução </text:span><text:span text:style-name="T106">bem sucedida</text:span><text:span text:style-name="T132"> </text:span><text:span text:style-name="T133">de</text:span><text:span text:style-name="T104"> </text:span><text:span text:style-name="T69">copyit</text:span><text:span text:style-name="T59"> </text:span><text:span text:style-name="T74">termina </text:span><text:span text:style-name="T75">ao criar </text:span><text:span text:style-name="T83">uma </text:span><text:span text:style-name="T74">cópia idêntica d</text:span><text:span text:style-name="T75">o</text:span><text:span text:style-name="T74"> </text:span><text:span text:style-name="T64">ArquivoOrigem</text:span><text:span text:style-name="T74"> </text:span><text:span text:style-name="T75">para </text:span><text:span text:style-name="T64">ArquivoDestino </text:span><text:span text:style-name="T74"><text:s/>e mensagem com a quantidade </text:span><text:span text:style-name="T73">de </text:span><text:span text:style-name="T74">bytes cópiados. Por autro lado, a execução </text:span><text:span text:style-name="T91">mal sucedida</text:span><text:span text:style-name="T97"> </text:span><text:span text:style-name="T98">é finalizada exibindo</text:span><text:span text:style-name="T97"> mensagem </text:span><text:span text:style-name="T98">em detalhes de acordo com erro ocorrido.</text:span></text:p>
      <text:p text:style-name="P20"/>
      <text:p text:style-name="P16"><text:span text:style-name="T83">Durante </text:span><text:span text:style-name="T86">seu funcionamento</text:span><text:span text:style-name="T83">, a aplicação deve </text:span><text:span text:style-name="T86">exibir</text:span><text:span text:style-name="T83"> mensagem de status a </text:span><text:span text:style-name="T74">cada 1 segundo:</text:span></text:p>
      <text:p text:style-name="P21"><text:span text:style-name="T59"><text:tab/>“</text:span><text:span text:style-name="T141">cópia em andamento…”</text:span></text:p>
      <text:p text:style-name="P20"/>
      <text:p text:style-name="P20"><text:span text:style-name="T153">Em resumo, o</text:span> programa não pode ser invocado de modo que resulte em falha de segmentação, <text:span text:style-name="T153">gere</text:span> mensagens engmatícas e/<text:span text:style-name="T153">ou</text:span> falhas silênciosas.</text:p>
      <text:p text:style-name="P8"/>
      <text:p text:style-name="P8"><text:soft-page-break/><text:span text:style-name="T151">3 IMPLEMENTAÇÃO</text:span></text:p>
      <text:p text:style-name="P87"/>
      <text:p text:style-name="P87"><text:span text:style-name="T151">3.1 Chamadas de sistema</text:span></text:p>
      <text:p text:style-name="P87"/>
      <text:p text:style-name="P94"><text:span text:style-name="T5">Este projeto </text:span><text:span text:style-name="T6">utiliza as </text:span><text:span text:style-name="T5">segui</text:span><text:span text:style-name="T3">ntes </text:span><text:span text:style-name="T4">c</text:span><text:span text:style-name="T45">hamadas de sistemas</text:span><text:span text:style-name="T29">:</text:span></text:p>
      <text:p text:style-name="P94"><text:span text:style-name="T51"><text:tab/></text:span><text:span text:style-name="T52">cabeçalho da função, breve descrição, retorno e arquivos de cabeçalho requeridos</text:span></text:p>
      <text:p text:style-name="P110"><text:span text:style-name="T50"/></text:p>
      <text:list xml:id="list7521000452965455706" text:style-name="L3">
        <text:list-item>
          <text:p text:style-name="P90"><text:span text:style-name="T33">open</text:span><text:span text:style-name="T28">(*pathname, flags) </text:span><text:span text:style-name="T9">e </text:span><text:span text:style-name="T33">creat</text:span><text:span text:style-name="T28">(pathname, mode):</text:span></text:p>
          <text:list>
            <text:list-item>
              <text:p text:style-name="P90"><text:span text:style-name="T9">abre e posivelmente cria um arquivo.</text:span></text:p>
            </text:list-item>
            <text:list-item>
              <text:p text:style-name="P92"><text:span text:style-name="T8">retorna um </text:span><text:span text:style-name="T14">d</text:span><text:span text:style-name="T8">escritor de arquivo</text:span><text:span text:style-name="T28">(fd)</text:span><text:span text:style-name="T8">, ou </text:span><text:span text:style-name="T14">um valor negativo</text:span><text:span text:style-name="T8"> em caso de erro.</text:span></text:p>
            </text:list-item>
            <text:list-item>
              <text:p text:style-name="P37">sys/types.h, sys/stat.h, fcntl.h.</text:p>
              <text:p text:style-name="P37"/>
            </text:list-item>
          </text:list>
        </text:list-item>
        <text:list-item>
          <text:p text:style-name="P91"><text:span text:style-name="T33">read</text:span><text:span text:style-name="T28">(fd,*buf, count) e </text:span><text:span text:style-name="T33">write</text:span><text:span text:style-name="T28">(fd, *buf, count):</text:span></text:p>
          <text:list>
            <text:list-item>
              <text:p text:style-name="P93"><text:span text:style-name="T28">l</text:span><text:span text:style-name="T30">ê/</text:span><text:span text:style-name="T28">escreve </text:span><text:span text:style-name="T30">em </text:span><text:span text:style-name="T28">um arquivo descrito por </text:span><text:span text:style-name="T34">fd;</text:span></text:p>
            </text:list-item>
            <text:list-item>
              <text:p text:style-name="P93"><text:span text:style-name="T30">retorna </text:span><text:span text:style-name="T31">número de byts lidos/escritos</text:span><text:span text:style-name="T30">, ou </text:span><text:span text:style-name="T31">um valor negativo</text:span><text:span text:style-name="T30"> em caso de erro;</text:span></text:p>
            </text:list-item>
            <text:list-item>
              <text:p text:style-name="P38">unistd.h.</text:p>
              <text:p text:style-name="P38"/>
            </text:list-item>
          </text:list>
        </text:list-item>
        <text:list-item>
          <text:p text:style-name="P64"><text:span text:style-name="T114">close</text:span><text:span text:style-name="T113">(fd):</text:span></text:p>
          <text:list>
            <text:list-item>
              <text:p text:style-name="P64"><text:span text:style-name="T108">fecha um arquivo descrito por </text:span><text:span text:style-name="T113">fd;</text:span></text:p>
            </text:list-item>
            <text:list-item>
              <text:p text:style-name="P93"><text:span text:style-name="T30">retorna </text:span><text:span text:style-name="T31">0,</text:span><text:span text:style-name="T30"> ou </text:span><text:span text:style-name="T31">um valor negativo</text:span><text:span text:style-name="T30"> em caso de erro;</text:span></text:p>
            </text:list-item>
            <text:list-item>
              <text:p text:style-name="P39">unistd.h.</text:p>
              <text:p text:style-name="P39"/>
            </text:list-item>
          </text:list>
        </text:list-item>
        <text:list-item>
          <text:p text:style-name="P65"><text:span text:style-name="T115">strerror</text:span><text:span text:style-name="T117">(errnum):</text:span></text:p>
          <text:list>
            <text:list-item>
              <text:p text:style-name="P95"><text:span text:style-name="T28">retorna string que descreve o erro em </text:span><text:span text:style-name="T34">errnum;</text:span></text:p>
            </text:list-item>
            <text:list-item>
              <text:p text:style-name="P40">string.h, <text:span text:style-name="T155">errno.h.</text:span></text:p>
              <text:p text:style-name="P40"/>
            </text:list-item>
          </text:list>
        </text:list-item>
        <text:list-item>
          <text:p text:style-name="P65"><text:span text:style-name="T115">exit</text:span><text:span text:style-name="T117">(status):</text:span></text:p>
          <text:list>
            <text:list-item>
              <text:p text:style-name="P95"><text:span text:style-name="T32">f</text:span><text:span text:style-name="T28">inaliza um processo com valor de </text:span><text:span text:style-name="T34">status;</text:span></text:p>
            </text:list-item>
            <text:list-item>
              <text:p text:style-name="P96"><text:span text:style-name="T28">esta função não tem retorno;</text:span></text:p>
            </text:list-item>
            <text:list-item>
              <text:p text:style-name="P89">stdlib.h</text:p>
            </text:list-item>
          </text:list>
        </text:list-item>
      </text:list>
      <text:p text:style-name="P66"><text:span text:style-name="T115"/></text:p>
      <text:list xml:id="list71315864289134" text:continue-numbering="true" text:style-name="L3">
        <text:list-item>
          <text:p text:style-name="P134"><text:span text:style-name="T115">signal</text:span><text:span text:style-name="T117">(signum, <text:s/></text:span><text:span text:style-name="T118">h</text:span><text:span text:style-name="T117">andler):</text:span></text:p>
          <text:list>
            <text:list-item>
              <text:p text:style-name="P67"><text:span text:style-name="T110">m</text:span><text:span text:style-name="T109">anipula sinal em ANSI C (</text:span><text:span text:style-name="T116">signum), </text:span><text:span text:style-name="T111">com compotamento </text:span><text:span text:style-name="T118">handler</text:span><text:span text:style-name="T109">;</text:span></text:p>
            </text:list-item>
            <text:list-item>
              <text:p text:style-name="P68"><text:soft-page-break/><text:span text:style-name="T109">esta função não tem retorno;</text:span></text:p>
            </text:list-item>
            <text:list-item>
              <text:p text:style-name="P135">signal.h</text:p>
              <text:p text:style-name="P135"/>
            </text:list-item>
          </text:list>
        </text:list-item>
        <text:list-item>
          <text:p text:style-name="P67"><text:span text:style-name="T115">alarm</text:span><text:span text:style-name="T117">(seconds):</text:span></text:p>
          <text:list>
            <text:list-item>
              <text:p text:style-name="P67"><text:span text:style-name="T110">d</text:span><text:span text:style-name="T109">efine um “despertador” para entregar um sinal em </text:span><text:span text:style-name="T116">seconds </text:span><text:span text:style-name="T109">segundos;</text:span></text:p>
            </text:list-item>
            <text:list-item>
              <text:p text:style-name="P69"><text:span text:style-name="T109">returna o número de segundos restantes até próximo alarm, ou 0 sse não tiver alarme programado;</text:span></text:p>
            </text:list-item>
            <text:list-item>
              <text:p text:style-name="P58"><text:span text:style-name="T130">unistd.h</text:span></text:p>
            </text:list-item>
          </text:list>
        </text:list-item>
      </text:list>
      <text:p text:style-name="P86"/>
      <text:p text:style-name="P86"/>
      <text:p text:style-name="P86"><text:span text:style-name="T151">3.2 Constantes e Macros</text:span></text:p>
      <text:p text:style-name="P41"/>
      <text:p text:style-name="P60"><text:span text:style-name="T121">TIME_ALARM </text:span></text:p>
      <text:p text:style-name="P60"><text:span text:style-name="T101"><text:tab/>armazena o tempo (em segundos) à ser utilizado na função </text:span><text:span text:style-name="T121">alarm(). </text:span><text:span text:style-name="T101">Este <text:tab/>parâmetro espeficica o intervaldo de exibição do status </text:span><text:span text:style-name="T102">definido na <text:tab/>função </text:span><text:span text:style-name="T122">alarmStatus()</text:span><text:span text:style-name="T103">. </text:span><text:span text:style-name="T102">Por especificação, tempo é 1 segundo.</text:span></text:p>
      <text:p text:style-name="P41"/>
      <text:p text:style-name="P18"><text:span text:style-name="T59">MAX_SZ_BLOCK</text:span><text:span text:style-name="T73"> </text:span></text:p>
      <text:p text:style-name="P18"><text:span text:style-name="T76"><text:tab/>define o tamanho máximo do bloco(em Bytes) à ser lido e <text:tab/>escrito por <text:tab/></text:span><text:span text:style-name="T60">read() </text:span><text:span text:style-name="T76">e</text:span><text:span text:style-name="T60"> write()</text:span><text:span text:style-name="T76"> no parâmetro </text:span><text:span text:style-name="T60">count</text:span><text:span text:style-name="T76"> </text:span><text:span text:style-name="T77">no “algoritmo de cópia”.</text:span></text:p>
      <text:p text:style-name="P18"><text:span text:style-name="T70"/></text:p>
      <text:p text:style-name="P62"/>
      <text:p text:style-name="P86"><text:span text:style-name="T151">3.3 Funções auxiliares</text:span></text:p>
      <text:p text:style-name="P57"><text:span text:style-name="T127"/></text:p>
      <text:p text:style-name="P46">alarmStatus()</text:p>
      <text:p text:style-name="P30"><text:tab/><text:span text:style-name="T150">imprime a mensagem de status</text:span></text:p>
      <text:p text:style-name="P30"><text:tab/><text:tab/><text:span text:style-name="T139">“</text:span><text:span text:style-name="T140">Cópia em andamento...”</text:span></text:p>
      <text:p text:style-name="P33"><text:span text:style-name="T150"><text:tab/>a cada chamada. Em seguida, define novo </text:span><text:span text:style-name="T148">despertador de entrega de <text:tab/>sinal </text:span><text:span text:style-name="T149">com </text:span><text:span text:style-name="T72">TIME_ALARM </text:span><text:span text:style-name="T149">segundos.</text:span></text:p>
      <text:p text:style-name="P47"><text:span text:style-name="T127"/></text:p>
      <text:p text:style-name="P48">creatFile( *fileName, mode) <text:span text:style-name="T154">e</text:span></text:p>
      <text:p text:style-name="P48">openFile(*fileName, <text:s/>mode)</text:p>
      <text:p text:style-name="P130"><text:span text:style-name="T154">ambos com complexidade Θ(1), </text:span>auxiliam na abertura e criação d<text:span text:style-name="T154">e um</text:span> arquivo <text:span text:style-name="T154">com nome</text:span> <text:span text:style-name="T59">fileName </text:span><text:span text:style-name="T154">com</text:span> modo <text:span text:style-name="T59">mode.</text:span><text:span text:style-name="T65"> </text:span><text:span text:style-name="T154">Retornam um descritor de </text:span><text:soft-page-break/><text:span text:style-name="T154">arquivo válido, em</text:span> caso de erro, retornam -1 e imprime mensagem <text:span text:style-name="T154">apropiada:</text:span></text:p>
      <text:p text:style-name="P70"><text:tab/><text:tab/>“Não foi possível abrir o arquivo fileName –<text:span text:style-name="T125"> </text:span><text:span text:style-name="T105">descrição do erro”</text:span><text:span text:style-name="T119"><text:line-break/><text:tab/></text:span><text:span text:style-name="T120">Onde “descrição do erro” é uma string com nome de erro referente ao <text:tab/>tipo de erro registrada em na variável</text:span><text:span text:style-name="T112">errno</text:span><text:span text:style-name="T120">.</text:span></text:p>
      <text:p text:style-name="P44"/>
      <text:p text:style-name="P24"><text:span text:style-name="T66">l</text:span><text:span text:style-name="T62">engthFile(*fileName)</text:span></text:p>
      <text:p text:style-name="P131"><text:span text:style-name="T19">em c</text:span><text:span text:style-name="T17">omplexidade Θ(1), </text:span><text:span text:style-name="T20">retorna </text:span><text:span text:style-name="T17">o tamanho do arquivo indentificado por </text:span><text:span text:style-name="T40">fileName</text:span><text:span text:style-name="T17">. </text:span><text:span text:style-name="T18">Para isto, utiliza a função </text:span><text:span text:style-name="T39">stat()</text:span><text:span text:style-name="T18"> </text:span><text:span text:style-name="T20">a fim de</text:span><text:span text:style-name="T18"> capturar e armazenar na estrutura de dados </text:span><text:span text:style-name="T39">struct stat fileStat </text:span><text:span text:style-name="T18">a informação de tamanho do arquivo à ser retornarda Em caso de erro, o retorno é -1.</text:span></text:p>
      <text:p text:style-name="P131"><text:span text:style-name="T18"/></text:p>
      <text:p text:style-name="P99"><text:span text:style-name="T44">calcBlocks(numBytes, *qntBlocks, <text:s/>*sizeBlock)</text:span></text:p>
      <text:p text:style-name="P125"><text:span text:style-name="T73">é responsável pelo cálculo d</text:span><text:span text:style-name="T79">o tamanho e da quantidade à serem lidos do </text:span><text:span text:style-name="T129">ArquivoOrigem</text:span><text:span text:style-name="T79"> <text:s/>e copiados no </text:span><text:span text:style-name="T129">ArquivoDestino</text:span><text:span text:style-name="T79"> na corrente iteração do </text:span><text:span text:style-name="T92">algoritmo de cópia</text:span><text:span text:style-name="T79">.</text:span></text:p>
      <text:p text:style-name="P127"><text:span text:style-name="T84">Baseado no</text:span><text:span text:style-name="T73"> tamando </text:span><text:span text:style-name="T84">restante </text:span><text:span text:style-name="T73">d</text:span><text:span text:style-name="T84">o arquivo</text:span><text:span text:style-name="T73">, </text:span>numBytes<text:span text:style-name="T73">, </text:span><text:span text:style-name="T99">a função</text:span><text:span text:style-name="T127"> </text:span><text:span text:style-name="T95">realiza sucessivas divisões por </text:span><text:span text:style-name="T99">um </text:span><text:span text:style-name="T130">divisor <text:s/></text:span><text:span text:style-name="T95">iniciado com 1, e incrementado por *10</text:span><text:span text:style-name="T99">(vezes 10)</text:span><text:span text:style-name="T95"> até:</text:span></text:p>
      <text:list xml:id="list635207437529183365" text:style-name="L7">
        <text:list-item>
          <text:p text:style-name="P103"><text:span text:style-name="T10">alcançar </text:span><text:span text:style-name="T35">MAX_SZ_BLOCK; </text:span><text:span text:style-name="T37">ou</text:span></text:p>
        </text:list-item>
        <text:list-item>
          <text:p text:style-name="P103"><text:span text:style-name="T36">divisor</text:span><text:span text:style-name="T11"> <text:s/></text:span><text:span text:style-name="T13">adiquirir valor que, ao dividir MAX_SZ_BLOCK, seja menor que tamanho de arquivo passado em </text:span><text:span text:style-name="T37">numBytes. </text:span><text:span text:style-name="T13">Isso siginifica</text:span><text:span text:style-name="T12"> </text:span><text:span text:style-name="T11">que gera o tamanho </text:span><text:span text:style-name="T13">de block e a</text:span><text:span text:style-name="T11"> quantidades de blocos </text:span><text:span text:style-name="T13">serão os </text:span><text:span text:style-name="T11">mais adequado (menos blocos, blocos de maiores tamanhos) </text:span><text:span text:style-name="T13">se for calculado com o atual </text:span><text:span text:style-name="T37">divisor.</text:span></text:p>
        </text:list-item>
      </text:list>
      <text:p text:style-name="P126"><text:span text:style-name="T85">A</text:span><text:span text:style-name="T79">tualiza</text:span><text:span text:style-name="T85">m</text:span><text:span text:style-name="T79"> os valores de *</text:span><text:span text:style-name="T129">qntBlocks </text:span><text:span text:style-name="T79">com novo valor da uantidades de blocos e </text:span><text:span text:style-name="T129">*sizeBlock</text:span><text:span text:style-name="T79"> com novo tamanho de bloco.</text:span></text:p>
      <text:p text:style-name="P129"><text:span text:style-name="T73">O retorno desta função é 0 se </text:span>numBytes &lt;1; ou</text:p>
      <text:p text:style-name="P129"><text:span text:style-name="T73">o retorno é </text:span>bytesLeft,<text:span text:style-name="T73"> a</text:span><text:span text:style-name="T80"> quantidade de blocos de resto no cálculo por </text:span><text:span text:style-name="T134">divisor</text:span><text:span text:style-name="T80">, que resulta na quantidade de bytes que falta ser copiado pelo algoritmo de cópia;</text:span></text:p>
      <text:p text:style-name="P128"><text:span text:style-name="T80">A </text:span><text:span text:style-name="T73">complexidade de </text:span><text:span text:style-name="T85">calcBlocks() </text:span><text:span text:style-name="T73">é O(MAX_SZ_BLOCK/10).</text:span></text:p>
      <text:p text:style-name="P35"/>
      <text:p text:style-name="P88"/>
      <text:p text:style-name="P88"/>
      <text:p text:style-name="P88"/>
      <text:p text:style-name="P88"><text:soft-page-break/><text:span text:style-name="T151">3.4 Função principal (coyit)</text:span></text:p>
      <text:p text:style-name="P36"/>
      <text:p text:style-name="P19"><text:span text:style-name="T123">O programa </text:span><text:span text:style-name="T69">copyit</text:span> é executad<text:span text:style-name="T170">o</text:span> <text:span text:style-name="T170">mediante a</text:span> seguinte sintaxe</text:p>
      <text:p text:style-name="P73"><text:tab/>copyit ArquivoOrigem ArquivoDestino</text:p>
      <text:p text:style-name="P25"/>
      <text:p text:style-name="P25">onde <text:span text:style-name="T59">ArquivoOrigem e ArquivoDestino </text:span>são os endereçoes relativos dos arquivos de origem e destisno, resp<text:span text:style-name="T125">e</text:span>sctivamente.</text:p>
      <text:p text:style-name="P25"/>
      <text:p text:style-name="P26">Caso <text:span text:style-name="T69">copyit</text:span> seja invocado com <text:span text:style-name="T170">número de </text:span>parâmetros incorretos, a execução <text:span text:style-name="T170">é imediatament</text:span>e encerrada <text:span text:style-name="T170">e mensagem</text:span> <text:span text:style-name="T170">abaixo éexibida </text:span>:</text:p>
      <text:p text:style-name="P74"><text:tab/>“<text:span text:style-name="T124">N</text:span>úmero incorreto de argumentos”</text:p>
      <text:p text:style-name="P74"><text:tab/>“use: ‘copyit ArquivoOrigem ArquivoDestino’”</text:p>
      <text:p text:style-name="P73"/>
      <text:p text:style-name="P27">Os nomes de <text:span text:style-name="T59">ArquivoOrigem</text:span> e <text:span text:style-name="T59">ArquivoDestino</text:span> são armazenados <text:span text:style-name="T170">nas variáveis </text:span><text:span text:style-name="T59">*fileNameIn</text:span> e <text:span text:style-name="T59">*fileNameOut</text:span>, enquanto <text:span text:style-name="T170">seus </text:span>descritores de arquivos <text:span text:style-name="T170">ficam </text:span><text:s/>registrados em <text:span text:style-name="T59">fdIn</text:span> e <text:span text:style-name="T59">fdOut</text:span>, respectivamente.</text:p>
      <text:p text:style-name="P45"/>
      <text:p text:style-name="P22"><text:span text:style-name="T135">O a</text:span><text:span text:style-name="T107">lgoritmo de cópia</text:span><text:span text:style-name="T135"> utiliza as seguintes variáveis de manutenção:</text:span></text:p>
      <text:list xml:id="list2144181663639364532" text:style-name="L4">
        <text:list-item>
          <text:p text:style-name="P104"><text:span text:style-name="T38">lenFileIn</text:span></text:p>
          <text:list>
            <text:list-item>
              <text:p text:style-name="P104"><text:span text:style-name="T16">armazena o tamanho(em bytes) do </text:span><text:span text:style-name="T38">arquivoOrigem.</text:span></text:p>
            </text:list-item>
          </text:list>
        </text:list-item>
        <text:list-item>
          <text:p text:style-name="P104"><text:span text:style-name="T38">sizeBlock</text:span></text:p>
          <text:list>
            <text:list-item>
              <text:p text:style-name="P104"><text:span text:style-name="T16">armazena o tamanho atual d</text:span><text:span text:style-name="T24">os</text:span><text:span text:style-name="T16"> bloco</text:span><text:span text:style-name="T24">s</text:span><text:span text:style-name="T16"> que ser</text:span><text:span text:style-name="T24">ão</text:span><text:span text:style-name="T16"> usado</text:span><text:span text:style-name="T24">s</text:span><text:span text:style-name="T16"> </text:span><text:span text:style-name="T24">nos parâmetros das</text:span><text:span text:style-name="T16"> chamadas de sistema </text:span><text:span text:style-name="T38">read() </text:span><text:span text:style-name="T41">e </text:span><text:span text:style-name="T38">write().</text:span></text:p>
            </text:list-item>
          </text:list>
        </text:list-item>
        <text:list-item>
          <text:p text:style-name="P104"><text:span text:style-name="T41">q</text:span><text:span text:style-name="T38">ntBlocks</text:span></text:p>
          <text:list>
            <text:list-item>
              <text:p text:style-name="P104"><text:span text:style-name="T16">armazena a quantidade atual de blocos que serão usado</text:span><text:span text:style-name="T24">s</text:span><text:span text:style-name="T16"> </text:span><text:span text:style-name="T24">nos parâmetros das</text:span><text:span text:style-name="T16"> chamadas de sistema </text:span><text:span text:style-name="T38">read() </text:span><text:span text:style-name="T41">e </text:span><text:span text:style-name="T38">write().</text:span></text:p>
            </text:list-item>
          </text:list>
        </text:list-item>
        <text:list-item>
          <text:p text:style-name="P23"><text:span text:style-name="T67">c</text:span><text:span text:style-name="T59">ntRWBlocks</text:span></text:p>
          <text:list>
            <text:list-item>
              <text:p text:style-name="P23"><text:span text:style-name="T126">armazena a quantidade de </text:span>blocos lidos <text:span text:style-name="T126">do </text:span><text:span text:style-name="T61">ArquivoOrigem </text:span><text:span text:style-name="T67">e </text:span>escritos <text:span text:style-name="T170">no </text:span><text:span text:style-name="T61">ArquivoDestino</text:span><text:span text:style-name="T126"> </text:span>com <text:span text:style-name="T126">as chamadas</text:span> <text:span text:style-name="T59">read() </text:span><text:span text:style-name="T126">e </text:span><text:span text:style-name="T59">write(), </text:span><text:span text:style-name="T126">respectivamente.</text:span></text:p>
            </text:list-item>
          </text:list>
        </text:list-item>
        <text:list-item>
          <text:p text:style-name="P23"><text:span text:style-name="T67">b</text:span><text:span text:style-name="T59">ytesLeft</text:span></text:p>
          <text:list>
            <text:list-item>
              <text:p text:style-name="P23"><text:span text:style-name="T126">registra a quantidade</text:span> bytes <text:span text:style-name="T126">que restam copiar.</text:span> <text:span text:style-name="T170">Esta variável a</text:span>uxilia <text:s/><text:span text:style-name="T170">o</text:span> cálculo de <text:span text:style-name="T59">sizeBlock</text:span> e <text:span text:style-name="T59">qntBlocks.</text:span></text:p>
            </text:list-item>
          </text:list>
        </text:list-item>
        <text:list-item>
          <text:p text:style-name="P42"><text:span text:style-name="T170">c</text:span>ntBytes</text:p>
          <text:list>
            <text:list-item>
              <text:p text:style-name="P42"><text:span text:style-name="T78">armazena a quantidade de bytes</text:span><text:span text:style-name="T73"> lidos </text:span><text:span text:style-name="T78">d</text:span><text:span text:style-name="T88">o</text:span><text:span text:style-name="T78"> </text:span><text:span text:style-name="T126">ArquivoOrigem e </text:span><text:span text:style-name="T73">escritos </text:span><text:span text:style-name="T88">no</text:span><text:span text:style-name="T78"> </text:span><text:span text:style-name="T126">ArquivoDestino</text:span><text:span text:style-name="T78"> </text:span><text:span text:style-name="T73">com </text:span><text:span text:style-name="T78">as chamadas</text:span><text:span text:style-name="T73"> </text:span>read() <text:span text:style-name="T78">e </text:span>write(), <text:span text:style-name="T78">respectivamente.</text:span></text:p>
            </text:list-item>
          </text:list>
        </text:list-item>
      </text:list>
      <text:p text:style-name="P50"><text:soft-page-break/><text:span text:style-name="T82">Antes de iniciar o processo de leitura e escrita, o “</text:span><text:span text:style-name="T78">despertador de entrega de sinal”, </text:span><text:span text:style-name="T146">alarm(), </text:span><text:span text:style-name="T82">é iniciado e conectado </text:span><text:span text:style-name="T88">a</text:span><text:span text:style-name="T82"> função </text:span><text:span text:style-name="T146">alarmStatus()</text:span><text:span text:style-name="T78"> . </text:span><text:span text:style-name="T88">Esta última <text:s/>tem a responsabilidade de exibir uma</text:span><text:span text:style-name="T82"> mensagem de status a cada TIME_ALARM segundos de execução de </text:span><text:span text:style-name="T128">copyit</text:span><text:span text:style-name="T146">.</text:span></text:p>
      <text:p text:style-name="P43"><text:span text:style-name="T78"/></text:p>
      <text:p text:style-name="P51"><text:span text:style-name="T88">Adiante, a aplicação </text:span><text:span text:style-name="T73">tenta abrir o </text:span>ArquivoOrigem <text:span text:style-name="T73"><text:s/></text:span><text:span text:style-name="T88">especificado,</text:span><text:span text:style-name="T170"> </text:span><text:span text:style-name="T88">logo após </text:span><text:span text:style-name="T73">tenta criar </text:span>ArquivoDestino <text:span text:style-name="T88">com</text:span><text:span text:style-name="T73"> nome passad</text:span><text:span text:style-name="T88">o por</text:span><text:span text:style-name="T73"> parâmetro. Caso ocorra erro</text:span><text:span text:style-name="T88">s</text:span><text:span text:style-name="T73"> em alguma dessas etapas, </text:span><text:span text:style-name="T127">copyi</text:span><text:span text:style-name="T73">t </text:span><text:span text:style-name="T88">será</text:span><text:span text:style-name="T73"> imediatamente encerra</text:span><text:span text:style-name="T88">do</text:span><text:span text:style-name="T73"> e </text:span><text:span text:style-name="T88">a mensagem </text:span><text:span text:style-name="T73">definida no escopo </text:span><text:span text:style-name="T88">da função será emitida</text:span><text:span text:style-name="T73">, detalhando o tipo de erro.</text:span></text:p>
      <text:p text:style-name="P59"><text:span text:style-name="T95"/></text:p>
      <text:p text:style-name="P51"><text:span text:style-name="T78">A</text:span><text:span text:style-name="T73">pós capturar o tamanho do arquivo</text:span><text:span text:style-name="T88">Origem</text:span><text:span text:style-name="T73"> com auxilio de </text:span>lengthFile(), <text:s/><text:span text:style-name="T170">a aplicação</text:span><text:span text:style-name="T73"> inicializa</text:span><text:span text:style-name="T88">á</text:span><text:span text:style-name="T73"> as variáveis de manutenção, </text:span><text:span text:style-name="T88">e assim </text:span><text:span text:style-name="T81">dando início a</text:span><text:span text:style-name="T73">o </text:span><text:span text:style-name="T90">algoritmo de cópia</text:span><text:span text:style-name="T95">, </text:span><text:span text:style-name="T100">propriarmente dito</text:span><text:span text:style-name="T93">.</text:span></text:p>
      <text:p text:style-name="P51"><text:span text:style-name="T73"/></text:p>
      <text:p text:style-name="P72"><text:tab/>while tiver bytes a serem copiados (bytesLeft &gt;0){</text:p>
      <text:p text:style-name="P72"><text:tab/><text:tab/>calcula tamanho do bloco e quantidade de blocos (calcBlocks());</text:p>
      <text:p text:style-name="P51"><text:span text:style-name="T73"><text:tab/><text:tab/></text:span><text:span text:style-name="T137">while {</text:span></text:p>
      <text:p text:style-name="P71"><text:span text:style-name="T144"><text:tab/><text:tab/><text:tab/>lê/copia sizeBlock bytes do ArquivoOrigem</text:span></text:p>
      <text:p text:style-name="P71"><text:span text:style-name="T144"><text:tab/><text:tab/><text:tab/>escreve/cola sizeBlock bytes do ArquivoDestino</text:span></text:p>
      <text:p text:style-name="P72"><text:tab/><text:tab/>}</text:p>
      <text:p text:style-name="P72"><text:tab/>}</text:p>
      <text:p text:style-name="P72"/>
      <text:p text:style-name="P32"><text:tab/><text:span text:style-name="T170">A complexidade de</text:span>ste algoritmo <text:span text:style-name="T170">é de</text:span> <text:span text:style-name="T147">O(MAX_SZ_BLOCK/10).</text:span></text:p>
      <text:p text:style-name="P32"><text:span text:style-name="T147"/></text:p>
      <text:p text:style-name="P53"><text:span text:style-name="T81">Se ocorrer </text:span><text:span text:style-name="T88">algum </text:span><text:span text:style-name="T81">erro no procedimento de leitura ou escrita a execução de </text:span><text:span text:style-name="T145">copyit </text:span><text:span text:style-name="T81">é imediatamente encerrada, e uma mensagem correspondente ao erro será exibida.</text:span></text:p>
      <text:p text:style-name="P53"><text:span text:style-name="T88"><text:tab/>Exempl</text:span><text:span text:style-name="T100">os de mensagens:</text:span></text:p>
      <text:p text:style-name="P52"><text:span text:style-name="T96"><text:tab/></text:span><text:span text:style-name="T131">“</text:span><text:span text:style-name="T142">Erro ao copiar no</text:span><text:span text:style-name="T143"> arquivo fileName - </text:span><text:span text:style-name="T142">No such process</text:span><text:span text:style-name="T143">”</text:span></text:p>
      <text:p text:style-name="P52"><text:span text:style-name="T96"><text:tab/></text:span><text:span text:style-name="T131">“</text:span><text:span text:style-name="T142">Erro ao escrever no</text:span><text:span text:style-name="T143"> arquivo fileName - </text:span><text:span text:style-name="T142">Permission denied</text:span><text:span text:style-name="T143">”</text:span></text:p>
      <text:p text:style-name="P54"><text:span text:style-name="T73"/></text:p>
      <text:p text:style-name="P55"><text:span text:style-name="T73">Após a iteração </text:span><text:span text:style-name="T89">do </text:span><text:span text:style-name="T94">algorimo de </text:span><text:span text:style-name="T90">cópia,</text:span><text:span text:style-name="T73"> a quantidade de bytes lidos e gravados resgistrados em </text:span>cntBytes <text:span text:style-name="T73">é comparada com o tamanho do </text:span>ArquivoOrigem <text:span text:style-name="T73">para verificar se </text:span><text:span text:style-name="T89">o procedimento operou corretamente, e a cópia </text:span><text:span text:style-name="T73">completa foi realizada. </text:span><text:span text:style-name="T89">Caso sim, <text:s/>a aplicação </text:span><text:span text:style-name="T73">encerra </text:span><text:span text:style-name="T89">sua execução </text:span><text:span text:style-name="T73">informando a quantidade de de bytes lidos/escritos, </text:span><text:span text:style-name="T89">tal como:</text:span></text:p>
      <text:p text:style-name="P55"><text:soft-page-break/><text:span text:style-name="T73"><text:tab/> </text:span><text:span text:style-name="T136">“Foram copiados cntBytes do arquivo fileNameIn para o arquivo fileNameOut”</text:span></text:p>
      <text:p text:style-name="P28"/>
      <text:p text:style-name="P28">No entanto, <text:span text:style-name="T171">se </text:span><text:span text:style-name="T63">cntBytes </text:span><text:span text:style-name="T68">f</text:span><text:span text:style-name="T171">or diferente do tamanho do </text:span><text:span text:style-name="T68">arquivoOrigem, </text:span><text:span text:style-name="T171">significa que o programa não funcionou corretamente. Neste caso, </text:span><text:span text:style-name="T71">copyit</text:span><text:span text:style-name="T171"> é encerrado com mensagem de erro não previsto, bem como:</text:span></text:p>
      <text:p text:style-name="P56"><text:span text:style-name="T73"><text:tab/> </text:span><text:span text:style-name="T136">“</text:span><text:span text:style-name="T138">Erro não previsto ao copiar arquivo</text:span><text:span text:style-name="T136"> fileNameIn </text:span><text:span text:style-name="T138">–</text:span><text:span text:style-name="T136"> fileNameOut”</text:span></text:p>
      <text:p text:style-name="P105"><text:span text:style-name="T46"/></text:p>
      <text:p text:style-name="P105"><text:span text:style-name="T46"/></text:p>
      <text:p text:style-name="P105"><text:span text:style-name="T55">4 TESTES</text:span></text:p>
      <text:p text:style-name="P105"><text:span text:style-name="T56"/></text:p>
      <text:p text:style-name="P106"><text:span text:style-name="T21">Estão descritos a seguir os testes na qual o programa </text:span><text:span text:style-name="T43">copyit </text:span><text:span text:style-name="T21">foi subetido.</text:span></text:p>
      <text:p text:style-name="P98"><text:span text:style-name="T53">As comparações entre os arquivoX e a respectivas cópias geradas</text:span><text:span text:style-name="T54"> </text:span><text:span text:style-name="T53">foram feitas </text:span><text:span text:style-name="T54">usando o programa </text:span><text:span text:style-name="T57">md5sum.</text:span></text:p>
      <text:p text:style-name="P106"><text:span text:style-name="T21"><text:tab/></text:span></text:p>
      <text:list xml:id="list8234689292044985598" text:style-name="L12">
        <text:list-item>
          <text:p text:style-name="P97"><text:span text:style-name="T165">Invocação de </text:span><text:span text:style-name="T166">copyit </text:span><text:span text:style-name="T165"><text:s/>nas condições:</text:span></text:p>
          <text:list>
            <text:list-item>
              <text:list>
                <text:list-item>
                  <text:p text:style-name="P124"><text:span text:style-name="T159">Sem parâmetros: </text:span><text:span text:style-name="T162">ok</text:span></text:p>
                </text:list-item>
                <text:list-item>
                  <text:p text:style-name="P124"><text:span text:style-name="T159">Sem parêmento do arquivoDestino: </text:span><text:span text:style-name="T163">ok</text:span></text:p>
                </text:list-item>
                <text:list-item>
                  <text:p text:style-name="P124"><text:span text:style-name="T159">ArquivoOrigem protegido contra leitura: </text:span><text:span text:style-name="T163">ok</text:span></text:p>
                </text:list-item>
                <text:list-item>
                  <text:p text:style-name="P124"><text:span text:style-name="T159">Sem permissão pra gravar arquivo no diretório especificado: </text:span><text:span text:style-name="T163">ok</text:span></text:p>
                </text:list-item>
              </text:list>
            </text:list-item>
            <text:list-item>
              <text:p text:style-name="P119"><text:span text:style-name="T1">O programa respondeu como esperado em todas as condições. </text:span><text:span text:style-name="T7">O programa foi finalizado de acordo com a situação de erro imposta e as devidas mensagens foram exibidas.</text:span></text:p>
              <text:p text:style-name="P123"><text:span text:style-name="T159"/></text:p>
            </text:list-item>
          </text:list>
        </text:list-item>
        <text:list-item>
          <text:p text:style-name="P120"><text:span text:style-name="T21">Teste com arquivos pequenos:</text:span></text:p>
          <text:list>
            <text:list-item>
              <text:list>
                <text:list-item>
                  <text:p text:style-name="P114"><text:span text:style-name="T15">arquivo1, </text:span><text:span text:style-name="T23">15.402 bytes</text:span><text:span text:style-name="T15">: </text:span><text:span text:style-name="T25">ok</text:span></text:p>
                </text:list-item>
                <text:list-item>
                  <text:p text:style-name="P114"><text:span text:style-name="T15">arquivo</text:span><text:span text:style-name="T22">2</text:span><text:span text:style-name="T15">, </text:span><text:span text:style-name="T23">1,5 MB</text:span><text:span text:style-name="T15">: </text:span><text:span text:style-name="T26">ok</text:span></text:p>
                </text:list-item>
                <text:list-item>
                  <text:p text:style-name="P114"><text:span text:style-name="T15">arquivo</text:span><text:span text:style-name="T22">3</text:span><text:span text:style-name="T15">, </text:span><text:span text:style-name="T23">39,6 MB</text:span><text:span text:style-name="T15">: </text:span><text:span text:style-name="T26">ok</text:span></text:p>
                </text:list-item>
              </text:list>
            </text:list-item>
            <text:list-item>
              <text:p text:style-name="P117"><text:span text:style-name="T15">O programa respondeu como esperado em todas as condições. Arquivo origem igual ao seu correspondente Arquivo destino; Finalizou corretamente e com mensagens adequadas exibidas.</text:span></text:p>
              <text:p text:style-name="P115"><text:span text:style-name="T15"/></text:p>
            </text:list-item>
          </text:list>
        </text:list-item>
        <text:list-item>
          <text:p text:style-name="P121"><text:span text:style-name="T21">Teste com arquivos </text:span><text:span text:style-name="T22">grandes</text:span><text:span text:style-name="T21">:</text:span></text:p>
          <text:list>
            <text:list-item>
              <text:list>
                <text:list-item>
                  <text:p text:style-name="P116"><text:span text:style-name="T15">arquivo</text:span><text:span text:style-name="T22">4</text:span><text:span text:style-name="T15">, </text:span><text:span text:style-name="T23">1,5 GB</text:span><text:span text:style-name="T15">: </text:span><text:span text:style-name="T26">ok</text:span></text:p>
                </text:list-item>
                <text:list-item>
                  <text:p text:style-name="P116"><text:span text:style-name="T15">arquivo</text:span><text:span text:style-name="T22">5</text:span><text:span text:style-name="T15">, </text:span><text:span text:style-name="T23">4,0 GB</text:span><text:span text:style-name="T15">: </text:span><text:span text:style-name="T26">ok</text:span></text:p>
                </text:list-item>
                <text:list-item>
                  <text:p text:style-name="P107"><text:span text:style-name="T21">arquivo</text:span><text:span text:style-name="T22">6</text:span><text:span text:style-name="T21">, </text:span><text:span text:style-name="T23">5,3 GB</text:span><text:span text:style-name="T21">: </text:span><text:span text:style-name="T27">ok</text:span></text:p>
                </text:list-item>
              </text:list>
            </text:list-item>
            <text:list-item>
              <text:p text:style-name="P117"><text:soft-page-break/><text:span text:style-name="T15">O programa respondeu como esperado em todas as condições. Arquivo origem igual ao seu correspondente Arquivo destino; Finalizou corretamente e com mensagens adequadas exibidas.</text:span></text:p>
              <text:p text:style-name="P107"><text:span text:style-name="T21"/></text:p>
            </text:list-item>
          </text:list>
        </text:list-item>
        <text:list-item>
          <text:p text:style-name="P100"><text:span text:style-name="T22">Teste para verificar emissão das mensagens de status: “</text:span><text:span text:style-name="T21">cópia em andamento...”</text:span></text:p>
          <text:list>
            <text:list-item>
              <text:list>
                <text:list-item>
                  <text:p text:style-name="P122"><text:span text:style-name="T159">arquivo</text:span><text:span text:style-name="T160">5</text:span><text:span text:style-name="T159">, </text:span><text:span text:style-name="T161">4,0 GB</text:span><text:span text:style-name="T159">: </text:span><text:span text:style-name="T164">ok</text:span></text:p>
                </text:list-item>
                <text:list-item>
                  <text:p text:style-name="P118"><text:span text:style-name="T15">O programa respondeu como esperado em todas as condições.</text:span></text:p>
                </text:list-item>
              </text:list>
            </text:list-item>
            <text:list-item>
              <text:p text:style-name="P118"><text:span text:style-name="T15">Arquivo origem igual ao seu correspondente Arquivo destino; A quantidade de mensagens de status exibidas correspondem ao tempo de execução de </text:span><text:span text:style-name="T42">copyit </text:span><text:span text:style-name="T15">e o intervalo definido (1 segundo) para os arquivos submetidos.</text:span></text:p>
            </text:list-item>
          </text:list>
        </text:list-item>
      </text:list>
      <text:p text:style-name="P29"/>
      <text:p text:style-name="P29"/>
      <text:p text:style-name="P6">5 CONSIDERAÇÕES FINAIS</text:p>
      <text:p text:style-name="P7"/>
      <text:p text:style-name="P34">A implementação deste projeto permitiu com que eu atingisse os objetivos descritos na primeisa seção deste documento. Saliento ainda que, <text:s/>estudo e manuseio das chamadas de sitemas possibilitou maior entendimento do funcionamento da arquitetura dos sistemas operacionais Linux.</text:p>
      <text:p text:style-name="P34"/>
      <text:p text:style-name="P34">Ainda sim, pude projetar um algoritmo de cópia mais eficiente que o modelo intuitivo, dinamizando o processo de cálculo de blocos a serem lidos/escritos. </text:p>
      <text:p text:style-name="P34"/>
      <text:p text:style-name="P34">Ao fim, estou certo de que esta atividade contribuiu pro meu desenvolvimento como programadora, e acredito ter tido bom desempenho na implementação.</text:p>
      <text:p text:style-name="P34"/>
      <text:p text:style-name="P7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6 <text:span text:style-name="T156">REFERÊNCIAS</text:span></text:p>
      <text:p text:style-name="P111"/>
      <text:list xml:id="list1508137346157901073" text:style-name="L8">
        <text:list-item>
          <text:p text:style-name="P112">Project I: System Calls and Error Checking</text:p>
        </text:list-item>
      </text:list>
      <text:list xml:id="list4414246644272581176" text:style-name="L10">
        <text:list-item>
          <text:list>
            <text:list-item>
              <text:p text:style-name="P9"><text:a xlink:type="simple" xlink:href="https://www3.nd.edu/~dthain/courses/cse30341/spring2017/project1.html" text:style-name="Internet_20_link" text:visited-style-name="Visited_20_Internet_20_Link"><text:span text:style-name="T168">https://www3.nd.edu/~dthain/courses/cse30341/spring2017/project1.html</text:span></text:a></text:p>
            </text:list-item>
          </text:list>
        </text:list-item>
      </text:list>
      <text:p text:style-name="P11"><text:span text:style-name="T168"/></text:p>
      <text:list xml:id="list71317617774610" text:continue-list="list1508137346157901073" text:style-name="L8">
        <text:list-item>
          <text:p text:style-name="P108"><text:span text:style-name="T158">What is the difference between open() and fopen() in C? How are they different with each other in terms of internal working?</text:span></text:p>
        </text:list-item>
      </text:list>
      <text:list xml:id="list482557865865322340" text:style-name="L9">
        <text:list-item>
          <text:list>
            <text:list-item>
              <text:p text:style-name="P109"><text:a xlink:type="simple" xlink:href="https://www.quora.com/What-is-the-difference-between-open-and-fopen-in-C-How-are-they-different-with-each-other-in-terms-of-internal-working" text:style-name="Internet_20_link" text:visited-style-name="Visited_20_Internet_20_Link"><text:span text:style-name="T167">https://www.quora.com/What-is-the-difference-between-open-and-fopen-in-C-How-are-they-different-with-each-other-in-terms-of-internal-working</text:span></text:a></text:p>
            </text:list-item>
          </text:list>
        </text:list-item>
      </text:list>
      <text:list xml:id="list71316838389107" text:continue-list="list71317617774610" text:style-name="L8">
        <text:list-header>
          <text:p text:style-name="P112"/>
        </text:list-header>
        <text:list-item>
          <text:p text:style-name="P31"><text:span text:style-name="T157">Input-output system calls in C | Create, Open, Close, Read, Write</text:span></text:p>
          <text:list>
            <text:list-item>
              <text:p text:style-name="P31"><text:a xlink:type="simple" xlink:href="https://www.geeksforgeeks.org/input-output-system-calls-c-create-open-close-read-write/" text:style-name="Internet_20_link" text:visited-style-name="Visited_20_Internet_20_Link"><text:span text:style-name="T169">https://www.geeksforgeeks.org/input-output-system-calls-c-create-open-close-read-write/</text:span></text:a></text:p>
            </text:list-item>
          </text:list>
        </text:list-item>
      </text:list>
      <text:p text:style-name="P113"/>
      <text:list xml:id="list71317562274181" text:continue-numbering="true" text:style-name="L8">
        <text:list-item>
          <text:p text:style-name="P112">Linux Programmer’s Manual - introduction to system calls</text:p>
          <text:list>
            <text:list-item>
              <text:p text:style-name="P10"><text:span text:style-name="T168">http://man7.org/linux/man-pages/man2/intro.2.htm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Example" style:family="text" style:parent-style-name="Caption_20_characters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Math TeX Gyre" fo:font-size="12pt" officeooo:rsid="000c90c5" officeooo:paragraph-rsid="000c90c5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fo:border="0.06pt solid #000000" fo:padding="0.4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niversidade Federal da Bahia</text:p>
        <text:p text:style-name="MP1">Instituto de Matemática e Estatística</text:p>
        <text:p text:style-name="MP1">Departamento de Ciência da Computaçã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5:24:23.004937159</meta:creation-date>
    <dc:date>2019-04-17T07:12:46.424477390</dc:date>
    <meta:editing-duration>PT2H31M22S</meta:editing-duration>
    <meta:editing-cycles>30</meta:editing-cycles>
    <meta:generator>LibreOffice/5.2.7.2$Linux_X86_64 LibreOffice_project/20m0$Build-2</meta:generator>
    <meta:document-statistic meta:table-count="0" meta:image-count="0" meta:object-count="0" meta:page-count="11" meta:paragraph-count="180" meta:word-count="1710" meta:character-count="11162" meta:non-whitespace-character-count="9648"/>
  </office:meta>
</office:document-meta>
</file>